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line-height="150%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8" style:parent-style-name="Standard" style:family="paragraph"/>
    <style:style style:name="T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color="#70AD47"/>
    </style:style>
    <style:style style:name="P13" style:parent-style-name="Standard" style:family="paragraph">
      <style:text-properties fo:color="#70AD47"/>
    </style:style>
    <style:style style:name="P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color="#70AD47"/>
    </style:style>
    <style:style style:name="P17" style:parent-style-name="Standard" style:family="paragraph">
      <style:text-properties fo:color="#70AD47"/>
    </style:style>
    <style:style style:name="P18" style:parent-style-name="Standard" style:family="paragraph">
      <style:text-properties fo:color="#70AD47"/>
    </style:style>
    <style:style style:name="T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>
      <style:text-properties fo:color="#70AD47"/>
    </style:style>
    <style:style style:name="T2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color="#70AD47"/>
    </style:style>
    <style:style style:name="P30" style:parent-style-name="Standard" style:family="paragraph">
      <style:text-properties fo:color="#70AD47"/>
    </style:style>
    <style:style style:name="P31" style:parent-style-name="Standard" style:family="paragraph">
      <style:text-properties fo:color="#70AD47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T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color="#70AD47"/>
    </style:style>
    <style:style style:name="P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color="#70AD47"/>
    </style:style>
    <style:style style:name="P50" style:parent-style-name="Standard" style:family="paragraph">
      <style:text-properties fo:color="#70AD47"/>
    </style:style>
    <style:style style:name="P51" style:parent-style-name="Standard" style:family="paragraph">
      <style:text-properties fo:color="#70AD47"/>
    </style:style>
    <style:style style:name="P52" style:parent-style-name="Standard" style:family="paragraph">
      <style:text-properties fo:color="#70AD47"/>
    </style:style>
    <style:style style:name="P53" style:parent-style-name="Standard" style:family="paragraph">
      <style:text-properties fo:color="#70AD47"/>
    </style:style>
    <style:style style:name="P5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>
      <style:paragraph-properties fo:margin-left="0.5in">
        <style:tab-stops/>
      </style:paragraph-properties>
    </style:style>
    <style:style style:name="P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>
      <style:paragraph-properties fo:margin-left="0.5in">
        <style:tab-stops/>
      </style:paragraph-properties>
    </style:style>
    <style:style style:name="P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83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>
      <style:paragraph-properties fo:margin-left="0.5in">
        <style:tab-stops/>
      </style:paragraph-properties>
    </style:style>
    <style:style style:name="P91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9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/>
    <style:style style:name="P95" style:parent-style-name="Standard" style:family="paragraph"/>
    <style:style style:name="P96" style:parent-style-name="Standard" style:family="paragraph"/>
    <style:style style:name="P97" style:parent-style-name="Standard" style:family="paragraph"/>
    <style:style style:name="T9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5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T10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T1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1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/>
    <style:style style:name="P1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1" style:parent-style-name="Standard" style:family="paragraph"/>
    <style:style style:name="P122" style:parent-style-name="Standard" style:family="paragraph"/>
    <style:style style:name="P123" style:parent-style-name="Standard" style:family="paragraph"/>
    <style:style style:name="P12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color="#70AD47"/>
    </style:style>
    <style:style style:name="P127" style:parent-style-name="Standard" style:family="paragraph">
      <style:text-properties fo:color="#70AD47"/>
    </style:style>
    <style:style style:name="T12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2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30" style:parent-style-name="Standard" style:family="paragraph">
      <style:text-properties fo:color="#0070C0"/>
    </style:style>
    <style:style style:name="T1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9" style:parent-style-name="Standard" style:family="paragraph"/>
    <style:style style:name="P140" style:parent-style-name="Standard" style:family="paragraph"/>
    <style:style style:name="T141" style:parent-style-name="Lienhypertexte" style:family="text">
      <style:text-properties style:use-window-font-color="true"/>
    </style:style>
    <style:style style:name="P142" style:parent-style-name="Standard" style:family="paragraph"/>
    <style:style style:name="P143" style:parent-style-name="Standard" style:family="paragraph">
      <style:paragraph-properties fo:margin-left="0.5in">
        <style:tab-stops/>
      </style:paragraph-properties>
    </style:style>
    <style:style style:name="P1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>
      <style:paragraph-properties fo:margin-left="0.5in">
        <style:tab-stops/>
      </style:paragraph-properties>
    </style:style>
    <style:style style:name="P1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>
      <style:paragraph-properties fo:margin-left="0.5in">
        <style:tab-stops/>
      </style:paragraph-properties>
    </style:style>
    <style:style style:name="P15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/>
    <style:style style:name="P159" style:parent-style-name="Standard" style:family="paragraph"/>
    <style:style style:name="P160" style:parent-style-name="Standard" style:family="paragraph">
      <style:paragraph-properties fo:margin-left="0.5in">
        <style:tab-stops/>
      </style:paragraph-properties>
    </style:style>
    <style:style style:name="P16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2" style:parent-style-name="Standard" style:family="paragraph"/>
    <style:style style:name="P163" style:parent-style-name="Standard" style:family="paragraph"/>
    <style:style style:name="P164" style:parent-style-name="Standard" style:family="paragraph"/>
    <style:style style:name="P165" style:parent-style-name="Standard" style:family="paragraph">
      <style:paragraph-properties fo:margin-left="0.5in">
        <style:tab-stops/>
      </style:paragraph-properties>
    </style:style>
    <style:style style:name="P1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7" style:parent-style-name="Standard" style:family="paragraph"/>
    <style:style style:name="P1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9" style:parent-style-name="Standard" style:family="paragraph"/>
    <style:style style:name="P170" style:parent-style-name="Standard" style:family="paragraph"/>
    <style:style style:name="P171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172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73" style:parent-style-name="Standard" style:family="paragraph"/>
    <style:style style:name="T17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7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8" style:parent-style-name="Standard" style:family="paragraph">
      <style:text-properties fo:color="#00B050"/>
    </style:style>
    <style:style style:name="P179" style:parent-style-name="Standard" style:family="paragraph"/>
    <style:style style:name="T180" style:parent-style-name="Policepardéfaut" style:family="text">
      <style:text-properties fo:color="#00B050"/>
    </style:style>
    <style:style style:name="T181" style:parent-style-name="Lienhypertexte" style:family="text">
      <style:text-properties fo:color="#00B050" style:text-underline-type="none"/>
    </style:style>
    <style:style style:name="T182" style:parent-style-name="Policepardéfaut" style:family="text">
      <style:text-properties fo:color="#00B050"/>
    </style:style>
    <style:style style:name="P183" style:parent-style-name="Standard" style:family="paragraph"/>
    <style:style style:name="T184" style:parent-style-name="Policepardéfaut" style:family="text">
      <style:text-properties fo:color="#00B050"/>
    </style:style>
    <style:style style:name="T185" style:parent-style-name="Policepardéfaut" style:family="text">
      <style:text-properties fo:color="#00B050" style:text-position="super 66.6%"/>
    </style:style>
    <style:style style:name="T186" style:parent-style-name="Policepardéfaut" style:family="text">
      <style:text-properties fo:color="#00B050"/>
    </style:style>
    <style:style style:name="P18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8" style:parent-style-name="Standard" style:family="paragraph"/>
    <style:style style:name="T189" style:parent-style-name="Policepardéfaut" style:family="text">
      <style:text-properties fo:color="#70AD47"/>
    </style:style>
    <style:style style:name="T190" style:parent-style-name="Policepardéfaut" style:family="text">
      <style:text-properties fo:color="#70AD47"/>
    </style:style>
    <style:style style:name="T191" style:parent-style-name="Policepardéfaut" style:family="text">
      <style:text-properties fo:color="#70AD47" fo:language="en" fo:country="US"/>
    </style:style>
    <style:style style:name="T192" style:parent-style-name="Lienhypertexte" style:family="text">
      <style:text-properties fo:color="#70AD47" fo:language="en" fo:country="US"/>
    </style:style>
    <style:style style:name="P193" style:parent-style-name="Standard" style:family="paragraph">
      <style:text-properties fo:color="#70AD47"/>
    </style:style>
    <style:style style:name="P194" style:parent-style-name="Standard" style:family="paragraph">
      <style:text-properties fo:font-weight="bold" style:font-weight-asian="bold" style:font-weight-complex="bold" fo:color="#70AD47"/>
    </style:style>
    <style:style style:name="P1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fo:color="#70AD47"/>
    </style:style>
    <style:style style:name="P197" style:parent-style-name="Standard" style:family="paragraph">
      <style:text-properties fo:color="#70AD47"/>
    </style:style>
    <style:style style:name="P198" style:parent-style-name="Standard" style:family="paragraph"/>
    <style:style style:name="T199" style:parent-style-name="Policepardéfaut" style:family="text">
      <style:text-properties fo:color="#70AD47"/>
    </style:style>
    <style:style style:name="T200" style:parent-style-name="Lienhypertexte" style:family="text">
      <style:text-properties fo:color="#70AD47"/>
    </style:style>
    <style:style style:name="T201" style:parent-style-name="Policepardéfaut" style:family="text">
      <style:text-properties fo:color="#70AD47"/>
    </style:style>
    <style:style style:name="P202" style:parent-style-name="Standard" style:family="paragraph">
      <style:text-properties fo:font-weight="bold" style:font-weight-asian="bold" style:font-weight-complex="bold" fo:color="#70AD47"/>
    </style:style>
    <style:style style:name="P20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4" style:parent-style-name="Standard" style:family="paragraph">
      <style:text-properties fo:color="#70AD47"/>
    </style:style>
    <style:style style:name="P205" style:parent-style-name="Standard" style:family="paragraph">
      <style:text-properties fo:color="#70AD47"/>
    </style:style>
    <style:style style:name="P206" style:parent-style-name="Standard" style:family="paragraph"/>
    <style:style style:name="T207" style:parent-style-name="Policepardéfaut" style:family="text">
      <style:text-properties fo:color="#70AD47"/>
    </style:style>
    <style:style style:name="T208" style:parent-style-name="Lienhypertexte" style:family="text">
      <style:text-properties fo:color="#70AD47"/>
    </style:style>
    <style:style style:name="T209" style:parent-style-name="Lienhypertexte" style:family="text">
      <style:text-properties fo:color="#70AD47"/>
    </style:style>
    <style:style style:name="T210" style:parent-style-name="Policepardéfaut" style:family="text">
      <style:text-properties fo:color="#70AD47"/>
    </style:style>
    <style:style style:name="P21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fo:color="#70AD47"/>
    </style:style>
    <style:style style:name="P214" style:parent-style-name="Standard" style:family="paragraph"/>
    <style:style style:name="T215" style:parent-style-name="Policepardéfaut" style:family="text">
      <style:text-properties fo:color="#70AD47"/>
    </style:style>
    <style:style style:name="T216" style:parent-style-name="Lienhypertexte" style:family="text">
      <style:text-properties fo:color="#70AD47"/>
    </style:style>
    <style:style style:name="T217" style:parent-style-name="Policepardéfaut" style:family="text">
      <style:text-properties fo:color="#70AD47"/>
    </style:style>
    <style:style style:name="P218" style:parent-style-name="Standard" style:family="paragraph"/>
    <style:style style:name="T219" style:parent-style-name="Policepardéfaut" style:family="text">
      <style:text-properties fo:color="#70AD47"/>
    </style:style>
    <style:style style:name="T220" style:parent-style-name="Policepardéfaut" style:family="text">
      <style:text-properties fo:color="#70AD47" style:text-position="super 66.6%"/>
    </style:style>
    <style:style style:name="T221" style:parent-style-name="Policepardéfaut" style:family="text">
      <style:text-properties fo:color="#70AD47"/>
    </style:style>
    <style:style style:name="T222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3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2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fo:color="#70AD47"/>
    </style:style>
    <style:style style:name="T228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9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30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3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fo:color="#70AD47"/>
    </style:style>
    <style:style style:name="P235" style:parent-style-name="Standard" style:family="paragraph"/>
    <style:style style:name="T236" style:parent-style-name="Lienhypertexte" style:family="text">
      <style:text-properties style:use-window-font-color="true"/>
    </style:style>
    <style:style style:name="P2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23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39" style:parent-style-name="Policepardéfaut" style:family="text">
      <style:text-properties fo:color="#70AD47"/>
    </style:style>
    <style:style style:name="P240" style:parent-style-name="Standard" style:family="paragraph">
      <style:text-properties fo:color="#70AD47"/>
    </style:style>
    <style:style style:name="P241" style:parent-style-name="Standard" style:family="paragraph">
      <style:text-properties fo:color="#70AD47"/>
    </style:style>
    <style:style style:name="T24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4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247" style:parent-style-name="Standard" style:family="paragraph">
      <style:text-properties fo:color="#00B050"/>
    </style:style>
    <style:style style:name="P248" style:parent-style-name="Standard" style:family="paragraph">
      <style:text-properties fo:color="#00B050"/>
    </style:style>
    <style:style style:name="P2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0" style:parent-style-name="Standard" style:family="paragraph"/>
    <style:style style:name="P251" style:parent-style-name="Standard" style:family="paragraph">
      <style:text-properties fo:color="#00B050"/>
    </style:style>
    <style:style style:name="P252" style:parent-style-name="Standard" style:family="paragraph"/>
    <style:style style:name="P253" style:parent-style-name="Standard" style:family="paragraph"/>
    <style:style style:name="T254" style:parent-style-name="Policepardéfaut" style:family="text">
      <style:text-properties fo:color="#00B050"/>
    </style:style>
    <style:style style:name="T255" style:parent-style-name="Lienhypertexte" style:family="text">
      <style:text-properties fo:color="#00B050"/>
    </style:style>
    <style:style style:name="T256" style:parent-style-name="Policepardéfaut" style:family="text">
      <style:text-properties fo:color="#00B050"/>
    </style:style>
    <style:style style:name="P257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58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59" style:parent-style-name="Standard" style:family="paragraph"/>
    <style:style style:name="P260" style:parent-style-name="Standard" style:family="paragraph">
      <style:text-properties fo:color="#00B050"/>
    </style:style>
    <style:style style:name="P261" style:parent-style-name="Standard" style:family="paragraph">
      <style:text-properties fo:color="#00B050"/>
    </style:style>
    <style:style style:name="P262" style:parent-style-name="Standard" style:family="paragraph"/>
    <style:style style:name="P263" style:parent-style-name="Standard" style:family="paragraph"/>
    <style:style style:name="T264" style:parent-style-name="Policepardéfaut" style:family="text">
      <style:text-properties fo:color="#00B050"/>
    </style:style>
    <style:style style:name="T265" style:parent-style-name="Lienhypertexte" style:family="text">
      <style:text-properties fo:color="#00B050"/>
    </style:style>
    <style:style style:name="T266" style:parent-style-name="Policepardéfaut" style:family="text">
      <style:text-properties fo:color="#00B050"/>
    </style:style>
    <style:style style:name="T26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68" style:parent-style-name="Policepardéfaut" style:family="text">
      <style:text-properties fo:color="#4472C4"/>
    </style:style>
    <style:style style:name="T269" style:parent-style-name="Policepardéfaut" style:family="text">
      <style:text-properties fo:color="#0070C0"/>
    </style:style>
    <style:style style:name="T270" style:parent-style-name="Policepardéfaut" style:family="text">
      <style:text-properties fo:color="#0070C0"/>
    </style:style>
    <style:style style:name="P2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73" style:parent-style-name="Standard" style:family="paragraph">
      <style:text-properties fo:color="#00B050"/>
    </style:style>
    <style:style style:name="P274" style:parent-style-name="Standard" style:family="paragraph"/>
    <style:style style:name="P275" style:parent-style-name="Standard" style:family="paragraph"/>
    <style:style style:name="T276" style:parent-style-name="Policepardéfaut" style:family="text">
      <style:text-properties fo:color="#00B050"/>
    </style:style>
    <style:style style:name="T277" style:parent-style-name="Lienhypertexte" style:family="text">
      <style:text-properties fo:color="#00B050"/>
    </style:style>
    <style:style style:name="T278" style:parent-style-name="Policepardéfaut" style:family="text">
      <style:text-properties fo:color="#00B050"/>
    </style:style>
    <style:style style:name="T27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80" style:parent-style-name="Policepardéfaut" style:family="text">
      <style:text-properties fo:color="#0070C0"/>
    </style:style>
    <style:style style:name="P2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3" style:parent-style-name="Standard" style:family="paragraph"/>
    <style:style style:name="P284" style:parent-style-name="Standard" style:family="paragraph">
      <style:text-properties fo:color="#00B050"/>
    </style:style>
    <style:style style:name="P285" style:parent-style-name="Standard" style:family="paragraph"/>
    <style:style style:name="P286" style:parent-style-name="Standard" style:family="paragraph"/>
    <style:style style:name="T287" style:parent-style-name="Policepardéfaut" style:family="text">
      <style:text-properties fo:color="#00B050"/>
    </style:style>
    <style:style style:name="T288" style:parent-style-name="Lienhypertexte" style:family="text">
      <style:text-properties fo:color="#00B050"/>
    </style:style>
    <style:style style:name="T289" style:parent-style-name="Policepardéfaut" style:family="text">
      <style:text-properties fo:color="#00B050"/>
    </style:style>
    <style:style style:name="T29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91" style:parent-style-name="Policepardéfaut" style:family="text">
      <style:text-properties fo:color="#0070C0"/>
    </style:style>
    <style:style style:name="P29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4" style:parent-style-name="Standard" style:family="paragraph">
      <style:text-properties fo:color="#00B050"/>
    </style:style>
    <style:style style:name="P295" style:parent-style-name="Standard" style:family="paragraph">
      <style:text-properties fo:color="#00B050"/>
    </style:style>
    <style:style style:name="P296" style:parent-style-name="Standard" style:family="paragraph"/>
    <style:style style:name="T297" style:parent-style-name="Policepardéfaut" style:family="text">
      <style:text-properties fo:color="#00B050"/>
    </style:style>
    <style:style style:name="T298" style:parent-style-name="Lienhypertexte" style:family="text">
      <style:text-properties fo:color="#00B050"/>
    </style:style>
    <style:style style:name="T299" style:parent-style-name="Policepardéfaut" style:family="text">
      <style:text-properties fo:color="#00B050"/>
    </style:style>
    <style:style style:name="T30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301" style:parent-style-name="Policepardéfaut" style:family="text">
      <style:text-properties fo:color="#0070C0"/>
    </style:style>
    <style:style style:name="T302" style:parent-style-name="Policepardéfaut" style:family="text">
      <style:text-properties fo:color="#0070C0"/>
    </style:style>
    <style:style style:name="P30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05" style:parent-style-name="Standard" style:family="paragraph"/>
    <style:style style:name="T306" style:parent-style-name="Policepardéfaut" style:family="text">
      <style:text-properties fo:color="#00B050"/>
    </style:style>
    <style:style style:name="T307" style:parent-style-name="Policepardéfaut" style:family="text">
      <style:text-properties fo:color="#00B050" style:text-position="super 66.6%"/>
    </style:style>
    <style:style style:name="T308" style:parent-style-name="Policepardéfaut" style:family="text">
      <style:text-properties fo:color="#00B050"/>
    </style:style>
    <style:style style:name="T309" style:parent-style-name="Policepardéfaut" style:family="text">
      <style:text-properties fo:color="#00B050"/>
    </style:style>
    <style:style style:name="P310" style:parent-style-name="Standard" style:family="paragraph">
      <style:text-properties fo:color="#00B050"/>
    </style:style>
    <style:style style:name="P311" style:parent-style-name="Standard" style:family="paragraph"/>
    <style:style style:name="P312" style:parent-style-name="Standard" style:family="paragraph">
      <style:paragraph-properties fo:margin-left="0.5in">
        <style:tab-stops/>
      </style:paragraph-properties>
    </style:style>
    <style:style style:name="P3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15" style:parent-style-name="Standard" style:family="paragraph"/>
    <style:style style:name="T316" style:parent-style-name="Policepardéfaut" style:family="text">
      <style:text-properties fo:color="#00B050"/>
    </style:style>
    <style:style style:name="T317" style:parent-style-name="Policepardéfaut" style:family="text">
      <style:text-properties fo:color="#00B050"/>
    </style:style>
    <style:style style:name="T318" style:parent-style-name="Policepardéfaut" style:family="text">
      <style:text-properties fo:color="#00B050" style:text-position="super 66.6%"/>
    </style:style>
    <style:style style:name="T319" style:parent-style-name="Policepardéfaut" style:family="text">
      <style:text-properties fo:color="#00B050"/>
    </style:style>
    <style:style style:name="P320" style:parent-style-name="Standard" style:family="paragraph">
      <style:text-properties fo:color="#00B050"/>
    </style:style>
    <style:style style:name="P321" style:parent-style-name="Standard" style:family="paragraph"/>
    <style:style style:name="T322" style:parent-style-name="Policepardéfaut" style:family="text">
      <style:text-properties fo:color="#00B050"/>
    </style:style>
    <style:style style:name="T323" style:parent-style-name="Lienhypertexte" style:family="text">
      <style:text-properties fo:color="#00B050"/>
    </style:style>
    <style:style style:name="T324" style:parent-style-name="Policepardéfaut" style:family="text">
      <style:text-properties fo:color="#00B050"/>
    </style:style>
    <style:style style:name="P32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6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7" style:parent-style-name="Standard" style:family="paragraph"/>
    <style:style style:name="T328" style:parent-style-name="Policepardéfaut" style:family="text">
      <style:text-properties fo:color="#00B050"/>
    </style:style>
    <style:style style:name="T329" style:parent-style-name="Policepardéfaut" style:family="text">
      <style:text-properties fo:color="#00B050" style:text-position="super 66.6%"/>
    </style:style>
    <style:style style:name="T330" style:parent-style-name="Policepardéfaut" style:family="text">
      <style:text-properties fo:color="#00B050"/>
    </style:style>
    <style:style style:name="P331" style:parent-style-name="Standard" style:family="paragraph">
      <style:text-properties fo:color="#00B050"/>
    </style:style>
    <style:style style:name="P332" style:parent-style-name="Standard" style:family="paragraph"/>
    <style:style style:name="T333" style:parent-style-name="Policepardéfaut" style:family="text">
      <style:text-properties fo:color="#00B050"/>
    </style:style>
    <style:style style:name="T334" style:parent-style-name="Policepardéfaut" style:family="text">
      <style:text-properties fo:color="#00B050"/>
    </style:style>
    <style:style style:name="T335" style:parent-style-name="Lienhypertexte" style:family="text">
      <style:text-properties fo:color="#00B050"/>
    </style:style>
    <style:style style:name="T336" style:parent-style-name="Policepardéfaut" style:family="text">
      <style:text-properties fo:color="#00B050"/>
    </style:style>
    <style:style style:name="P33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8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9" style:parent-style-name="Standard" style:family="paragraph">
      <style:text-properties fo:color="#00B050"/>
    </style:style>
    <style:style style:name="P340" style:parent-style-name="Standard" style:family="paragraph"/>
    <style:style style:name="T341" style:parent-style-name="Policepardéfaut" style:family="text">
      <style:text-properties fo:color="#00B050"/>
    </style:style>
    <style:style style:name="T342" style:parent-style-name="Lienhypertexte" style:family="text">
      <style:text-properties fo:color="#00B050"/>
    </style:style>
    <style:style style:name="T343" style:parent-style-name="Policepardéfaut" style:family="text">
      <style:text-properties fo:color="#00B050"/>
    </style:style>
    <style:style style:name="P344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6" style:parent-style-name="Standard" style:family="paragraph">
      <style:text-properties fo:color="#70AD47"/>
    </style:style>
    <style:style style:name="P34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8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349" style:parent-style-name="Standard" style:family="paragraph"/>
    <style:style style:name="P350" style:parent-style-name="Standard" style:family="paragraph"/>
    <style:style style:name="T351" style:parent-style-name="Policepardéfaut" style:family="text">
      <style:text-properties style:text-position="super 66.6%"/>
    </style:style>
    <style:style style:name="P352" style:parent-style-name="Standard" style:family="paragraph"/>
    <style:style style:name="T353" style:parent-style-name="Lienhypertexte" style:family="text">
      <style:text-properties style:use-window-font-color="true"/>
    </style:style>
    <style:style style:name="P354" style:parent-style-name="Standard" style:family="paragraph"/>
    <style:style style:name="T355" style:parent-style-name="Lienhypertexte" style:family="text">
      <style:text-properties style:use-window-font-color="true" style:text-underline-type="none"/>
    </style:style>
    <style:style style:name="P356" style:parent-style-name="Standard" style:family="paragraph">
      <style:paragraph-properties fo:margin-left="0.5in">
        <style:tab-stops/>
      </style:paragraph-properties>
    </style:style>
    <style:style style:name="T35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5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9" style:parent-style-name="Standard" style:family="paragraph"/>
    <style:style style:name="P3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2" style:parent-style-name="Standard" style:family="paragraph"/>
    <style:style style:name="T363" style:parent-style-name="Policepardéfaut" style:family="text">
      <style:text-properties style:text-position="super 66.6%"/>
    </style:style>
    <style:style style:name="P3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6" style:parent-style-name="Standard" style:family="paragraph"/>
    <style:style style:name="T367" style:parent-style-name="Policepardéfaut" style:family="text">
      <style:text-properties style:text-position="super 66.6%"/>
    </style:style>
    <style:style style:name="P3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0" style:parent-style-name="Standard" style:family="paragraph"/>
    <style:style style:name="T371" style:parent-style-name="Policepardéfaut" style:family="text">
      <style:text-properties style:text-position="super 66.6%"/>
    </style:style>
    <style:style style:name="P37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7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74" style:parent-style-name="Standard" style:family="paragraph"/>
    <style:style style:name="T375" style:parent-style-name="Policepardéfaut" style:family="text">
      <style:text-properties fo:color="#00B050"/>
    </style:style>
    <style:style style:name="P376" style:parent-style-name="Standard" style:family="paragraph"/>
    <style:style style:name="T377" style:parent-style-name="Policepardéfaut" style:family="text">
      <style:text-properties style:text-position="super 66.6%"/>
    </style:style>
    <style:style style:name="P37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B050" fo:font-size="16pt" style:font-size-asian="16pt" style:font-size-complex="16pt"/>
    </style:style>
    <style:style style:name="T37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80" style:parent-style-name="Standard" style:family="paragraph"/>
    <style:style style:name="P381" style:parent-style-name="Standard" style:family="paragraph"/>
    <style:style style:name="P382" style:parent-style-name="Standard" style:family="paragraph"/>
    <style:style style:name="P383" style:parent-style-name="Standard" style:family="paragraph"/>
    <style:style style:name="T384" style:parent-style-name="Policepardéfaut" style:family="text">
      <style:text-properties style:text-position="super 66.6%"/>
    </style:style>
    <style:style style:name="P385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38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8" style:parent-style-name="Standard" style:family="paragraph"/>
    <style:style style:name="T389" style:parent-style-name="Policepardéfaut" style:family="text">
      <style:text-properties fo:color="#70AD47"/>
    </style:style>
    <style:style style:name="P390" style:parent-style-name="Standard" style:family="paragraph"/>
    <style:style style:name="T391" style:parent-style-name="Policepardéfaut" style:family="text">
      <style:text-properties fo:color="#70AD47"/>
    </style:style>
    <style:style style:name="P392" style:parent-style-name="Standard" style:family="paragraph"/>
    <style:style style:name="T393" style:parent-style-name="Policepardéfaut" style:family="text">
      <style:text-properties fo:color="#70AD47"/>
    </style:style>
    <style:style style:name="P394" style:parent-style-name="Standard" style:family="paragraph"/>
    <style:style style:name="T395" style:parent-style-name="Policepardéfaut" style:family="text">
      <style:text-properties style:text-position="super 66.6%"/>
    </style:style>
    <style:style style:name="P39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8" style:parent-style-name="Standard" style:family="paragraph">
      <style:text-properties fo:color="#70AD47"/>
    </style:style>
    <style:style style:name="P399" style:parent-style-name="Standard" style:family="paragraph">
      <style:text-properties fo:color="#70AD47"/>
    </style:style>
    <style:style style:name="P400" style:parent-style-name="Standard" style:family="paragraph">
      <style:text-properties fo:color="#70AD47"/>
    </style:style>
    <style:style style:name="P401" style:parent-style-name="Standard" style:family="paragraph"/>
    <style:style style:name="T402" style:parent-style-name="Policepardéfaut" style:family="text">
      <style:text-properties fo:color="#70AD47"/>
    </style:style>
    <style:style style:name="T403" style:parent-style-name="Policepardéfaut" style:family="text">
      <style:text-properties fo:color="#70AD47" style:text-position="super 66.6%"/>
    </style:style>
    <style:style style:name="T404" style:parent-style-name="Policepardéfaut" style:family="text">
      <style:text-properties fo:color="#70AD47"/>
    </style:style>
    <style:style style:name="P405" style:parent-style-name="Standard" style:family="paragraph">
      <style:text-properties fo:color="#70AD47"/>
    </style:style>
    <style:style style:name="P406" style:parent-style-name="Standard" style:family="paragraph">
      <style:text-properties fo:color="#70AD47"/>
    </style:style>
    <style:style style:name="P40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40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409" style:parent-style-name="Standard" style:family="paragraph">
      <style:text-properties fo:color="#70AD47"/>
    </style:style>
    <style:style style:name="P410" style:parent-style-name="Standard" style:family="paragraph">
      <style:text-properties fo:color="#70AD47"/>
    </style:style>
    <style:style style:name="P411" style:parent-style-name="Standard" style:family="paragraph">
      <style:text-properties fo:color="#000000"/>
    </style:style>
    <style:style style:name="P412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13" style:parent-style-name="Standard" style:family="paragraph">
      <style:text-properties fo:color="#000000"/>
    </style:style>
    <style:style style:name="P414" style:parent-style-name="Standard" style:family="paragraph">
      <style:text-properties fo:color="#000000"/>
    </style:style>
    <style:style style:name="P415" style:parent-style-name="Standard" style:family="paragraph"/>
    <style:style style:name="T416" style:parent-style-name="Policepardéfaut" style:family="text">
      <style:text-properties fo:color="#000000"/>
    </style:style>
    <style:style style:name="T417" style:parent-style-name="Policepardéfaut" style:family="text">
      <style:text-properties fo:color="#000000" style:text-position="super 66.6%"/>
    </style:style>
    <style:style style:name="T418" style:parent-style-name="Policepardéfaut" style:family="text">
      <style:text-properties fo:color="#000000"/>
    </style:style>
    <style:style style:name="T419" style:parent-style-name="Policepardéfaut" style:family="text">
      <style:text-properties fo:color="#000000" style:text-position="super 66.6%"/>
    </style:style>
    <style:style style:name="T420" style:parent-style-name="Policepardéfaut" style:family="text">
      <style:text-properties fo:color="#000000"/>
    </style:style>
    <style:style style:name="P421" style:parent-style-name="Standard" style:family="paragraph">
      <style:text-properties fo:color="#00B050"/>
    </style:style>
    <style:style style:name="T42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23" style:parent-style-name="Policepardéfaut" style:family="text">
      <style:text-properties fo:color="#4472C4"/>
    </style:style>
    <style:style style:name="T424" style:parent-style-name="Policepardéfaut" style:family="text">
      <style:text-properties fo:color="#4472C4"/>
    </style:style>
    <style:style style:name="P42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6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7" style:parent-style-name="Standard" style:family="paragraph">
      <style:text-properties fo:color="#000000"/>
    </style:style>
    <style:style style:name="P428" style:parent-style-name="Standard" style:family="paragraph">
      <style:text-properties fo:color="#000000"/>
    </style:style>
    <style:style style:name="P429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30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3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2" style:parent-style-name="Standard" style:family="paragraph"/>
    <style:style style:name="P4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4" style:parent-style-name="Standard" style:family="paragraph">
      <style:text-properties fo:color="#70AD47"/>
    </style:style>
    <style:style style:name="P435" style:parent-style-name="Standard" style:family="paragraph">
      <style:text-properties fo:color="#70AD47"/>
    </style:style>
    <style:style style:name="P436" style:parent-style-name="Standard" style:family="paragraph">
      <style:text-properties fo:color="#70AD47"/>
    </style:style>
    <style:style style:name="P437" style:parent-style-name="Standard" style:family="paragraph">
      <style:text-properties fo:color="#70AD47"/>
    </style:style>
    <style:style style:name="P43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9" style:parent-style-name="Standard" style:family="paragraph"/>
    <style:style style:name="T440" style:parent-style-name="Policepardéfaut" style:family="text">
      <style:text-properties fo:color="#70AD47"/>
    </style:style>
    <style:style style:name="T441" style:parent-style-name="Policepardéfaut" style:family="text">
      <style:text-properties fo:color="#70AD47"/>
    </style:style>
    <style:style style:name="P442" style:parent-style-name="Standard" style:family="paragraph"/>
    <style:style style:name="T443" style:parent-style-name="Policepardéfaut" style:family="text">
      <style:text-properties fo:color="#70AD47"/>
    </style:style>
    <style:style style:name="P444" style:parent-style-name="Standard" style:family="paragraph">
      <style:text-properties fo:color="#00B050"/>
    </style:style>
    <style:style style:name="P445" style:parent-style-name="Standard" style:family="paragraph">
      <style:paragraph-properties fo:margin-left="0.5in">
        <style:tab-stops/>
      </style:paragraph-properties>
    </style:style>
    <style:style style:name="P44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8" style:parent-style-name="Standard" style:family="paragraph"/>
    <style:style style:name="T449" style:parent-style-name="Policepardéfaut" style:family="text">
      <style:text-properties fo:color="#70AD47"/>
    </style:style>
    <style:style style:name="P450" style:parent-style-name="Standard" style:family="paragraph"/>
    <style:style style:name="T451" style:parent-style-name="Policepardéfaut" style:family="text">
      <style:text-properties fo:color="#70AD47"/>
    </style:style>
    <style:style style:name="P452" style:parent-style-name="Standard" style:family="paragraph"/>
    <style:style style:name="T453" style:parent-style-name="Policepardéfaut" style:family="text">
      <style:text-properties fo:color="#70AD47"/>
    </style:style>
    <style:style style:name="P454" style:parent-style-name="Standard" style:family="paragraph">
      <style:text-properties fo:color="#00B050"/>
    </style:style>
    <style:style style:name="P455" style:parent-style-name="Standard" style:family="paragraph"/>
    <style:style style:name="T45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6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6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3" style:parent-style-name="Standard" style:family="paragraph"/>
    <style:style style:name="T464" style:parent-style-name="Policepardéfaut" style:family="text">
      <style:text-properties fo:color="#70AD47"/>
    </style:style>
    <style:style style:name="P465" style:parent-style-name="Standard" style:family="paragraph"/>
    <style:style style:name="T466" style:parent-style-name="Policepardéfaut" style:family="text">
      <style:text-properties fo:color="#70AD47"/>
    </style:style>
    <style:style style:name="P467" style:parent-style-name="Standard" style:family="paragraph">
      <style:text-properties fo:color="#00B050"/>
    </style:style>
    <style:style style:name="P468" style:parent-style-name="Standard" style:family="paragraph"/>
    <style:style style:name="P46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1" style:parent-style-name="Standard" style:family="paragraph"/>
    <style:style style:name="T472" style:parent-style-name="Policepardéfaut" style:family="text">
      <style:text-properties fo:color="#70AD47"/>
    </style:style>
    <style:style style:name="P473" style:parent-style-name="Standard" style:family="paragraph"/>
    <style:style style:name="T474" style:parent-style-name="Policepardéfaut" style:family="text">
      <style:text-properties fo:color="#70AD47"/>
    </style:style>
    <style:style style:name="P47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7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77" style:parent-style-name="Policepardéfaut" style:family="text">
      <style:text-properties fo:color="#4472C4"/>
    </style:style>
    <style:style style:name="T478" style:parent-style-name="Policepardéfaut" style:family="text">
      <style:text-properties fo:color="#4472C4"/>
    </style:style>
    <style:style style:name="T479" style:parent-style-name="Policepardéfaut" style:family="text">
      <style:text-properties fo:color="#4472C4"/>
    </style:style>
    <style:style style:name="T480" style:parent-style-name="Policepardéfaut" style:family="text">
      <style:text-properties fo:color="#4472C4"/>
    </style:style>
    <style:style style:name="P481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482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83" style:parent-style-name="Standard" style:family="paragraph"/>
    <style:style style:name="T484" style:parent-style-name="Policepardéfaut" style:family="text">
      <style:text-properties fo:language="en" fo:country="US"/>
    </style:style>
    <style:style style:name="T485" style:parent-style-name="Lienhypertexte" style:family="text">
      <style:text-properties style:use-window-font-color="true" fo:language="en" fo:country="US"/>
    </style:style>
    <style:style style:name="T486" style:parent-style-name="Policepardéfaut" style:family="text">
      <style:text-properties fo:language="en" fo:country="US"/>
    </style:style>
    <style:style style:name="P487" style:parent-style-name="Standard" style:family="paragraph"/>
    <style:style style:name="T488" style:parent-style-name="Policepardéfaut" style:family="text">
      <style:text-properties fo:language="en" fo:country="US"/>
    </style:style>
    <style:style style:name="T489" style:parent-style-name="Policepardéfaut" style:family="text">
      <style:text-properties fo:language="en" fo:country="US"/>
    </style:style>
    <style:style style:name="T490" style:parent-style-name="Policepardéfaut" style:family="text">
      <style:text-properties style:font-name="Wingdings" style:font-name-asian="Wingdings" style:font-name-complex="Wingdings" fo:language="en" fo:country="US"/>
    </style:style>
    <style:style style:name="T491" style:parent-style-name="Policepardéfaut" style:family="text">
      <style:text-properties fo:language="en" fo:country="US"/>
    </style:style>
    <style:style style:name="P492" style:parent-style-name="Standard" style:family="paragraph"/>
    <style:style style:name="T493" style:parent-style-name="Policepardéfaut" style:family="text">
      <style:text-properties fo:language="en" fo:country="US"/>
    </style:style>
    <style:style style:name="P494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6" style:parent-style-name="Standard" style:family="paragraph">
      <style:text-properties fo:color="#70AD47"/>
    </style:style>
    <style:style style:name="P497" style:parent-style-name="Standard" style:family="paragraph">
      <style:text-properties fo:color="#70AD47"/>
    </style:style>
    <style:style style:name="P498" style:parent-style-name="Standard" style:family="paragraph">
      <style:text-properties fo:color="#70AD47"/>
    </style:style>
    <style:style style:name="P49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500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501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502" style:parent-style-name="Policepardéfaut" style:family="text">
      <style:text-properties fo:color="#70AD47"/>
    </style:style>
    <style:style style:name="P503" style:parent-style-name="Standard" style:family="paragraph">
      <style:text-properties fo:color="#70AD47"/>
    </style:style>
    <style:style style:name="P504" style:parent-style-name="Standard" style:family="paragraph">
      <style:text-properties fo:color="#70AD47"/>
    </style:style>
    <style:style style:name="P505" style:parent-style-name="Standard" style:family="paragraph">
      <style:text-properties fo:color="#70AD47"/>
    </style:style>
    <style:style style:name="P506" style:parent-style-name="Standard" style:family="paragraph">
      <style:text-properties fo:color="#70AD47"/>
    </style:style>
    <style:style style:name="P50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8" style:parent-style-name="Standard" style:family="paragraph"/>
    <style:style style:name="P509" style:parent-style-name="Standard" style:family="paragraph"/>
    <style:style style:name="P5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1" style:parent-style-name="Standard" style:family="paragraph"/>
    <style:style style:name="P512" style:parent-style-name="Standard" style:family="paragraph"/>
    <style:style style:name="P513" style:parent-style-name="Standard" style:family="paragraph"/>
    <style:style style:name="T51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17" style:parent-style-name="Standard" style:family="paragraph">
      <style:text-properties fo:color="#70AD47"/>
    </style:style>
    <style:style style:name="P5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9" style:parent-style-name="Standard" style:family="paragraph"/>
    <style:style style:name="T520" style:parent-style-name="Policepardéfaut" style:family="text">
      <style:text-properties fo:language="en" fo:country="US"/>
    </style:style>
    <style:style style:name="T521" style:parent-style-name="Lienhypertexte" style:family="text">
      <style:text-properties style:use-window-font-color="true" fo:language="en" fo:country="US"/>
    </style:style>
    <style:style style:name="T522" style:parent-style-name="Policepardéfaut" style:family="text">
      <style:text-properties fo:language="en" fo:country="US"/>
    </style:style>
    <style:style style:name="P523" style:parent-style-name="Standard" style:family="paragraph"/>
    <style:style style:name="P52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5" style:parent-style-name="Standard" style:family="paragraph">
      <style:text-properties fo:color="#70AD47"/>
    </style:style>
    <style:style style:name="P526" style:parent-style-name="Standard" style:family="paragraph">
      <style:text-properties fo:color="#70AD47"/>
    </style:style>
    <style:style style:name="P527" style:parent-style-name="Standard" style:family="paragraph">
      <style:text-properties fo:color="#70AD47"/>
    </style:style>
    <style:style style:name="P52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9" style:parent-style-name="Standard" style:family="paragraph">
      <style:text-properties fo:color="#70AD47"/>
    </style:style>
    <style:style style:name="P530" style:parent-style-name="Standard" style:family="paragraph">
      <style:text-properties fo:color="#70AD47"/>
    </style:style>
    <style:style style:name="P53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2" style:parent-style-name="Standard" style:family="paragraph">
      <style:text-properties fo:color="#70AD47"/>
    </style:style>
    <style:style style:name="P533" style:parent-style-name="Standard" style:family="paragraph">
      <style:text-properties fo:color="#70AD47"/>
    </style:style>
    <style:style style:name="P534" style:parent-style-name="Standard" style:family="paragraph">
      <style:text-properties fo:color="#70AD47"/>
    </style:style>
    <style:style style:name="T53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36" style:parent-style-name="Standard" style:family="paragraph">
      <style:text-properties fo:color="#70AD47"/>
    </style:style>
    <style:style style:name="P5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8" style:parent-style-name="Standard" style:family="paragraph"/>
    <style:style style:name="P53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0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541" style:parent-style-name="Standard" style:family="paragraph">
      <style:text-properties fo:color="#70AD47"/>
    </style:style>
    <style:style style:name="P542" style:parent-style-name="Standard" style:family="paragraph">
      <style:text-properties fo:color="#70AD47"/>
    </style:style>
    <style:style style:name="P5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5" style:parent-style-name="Standard" style:family="paragraph">
      <style:text-properties fo:color="#70AD47"/>
    </style:style>
    <style:style style:name="P546" style:parent-style-name="Standard" style:family="paragraph">
      <style:text-properties fo:color="#70AD47"/>
    </style:style>
    <style:style style:name="P54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8" style:parent-style-name="Standard" style:family="paragraph">
      <style:text-properties fo:color="#70AD47"/>
    </style:style>
    <style:style style:name="P549" style:parent-style-name="Standard" style:family="paragraph">
      <style:text-properties fo:color="#70AD47"/>
    </style:style>
    <style:style style:name="P550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5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2" style:parent-style-name="Standard" style:family="paragraph">
      <style:text-properties fo:color="#70AD47"/>
    </style:style>
    <style:style style:name="P55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6" style:parent-style-name="Standard" style:family="paragraph">
      <style:text-properties fo:color="#70AD47"/>
    </style:style>
    <style:style style:name="P557" style:parent-style-name="Standard" style:family="paragraph">
      <style:text-properties fo:color="#70AD47"/>
    </style:style>
    <style:style style:name="P55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0" style:parent-style-name="Standard" style:family="paragraph">
      <style:text-properties fo:color="#70AD47"/>
    </style:style>
    <style:style style:name="P561" style:parent-style-name="Standard" style:family="paragraph">
      <style:text-properties fo:color="#70AD47"/>
    </style:style>
    <style:style style:name="P562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6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4" style:parent-style-name="Standard" style:family="paragraph"/>
    <style:style style:name="T565" style:parent-style-name="Policepardéfaut" style:family="text">
      <style:text-properties fo:color="#70AD47"/>
    </style:style>
    <style:style style:name="T56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6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6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9" style:parent-style-name="Standard" style:family="paragraph">
      <style:text-properties fo:color="#70AD47"/>
    </style:style>
    <style:style style:name="T570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</office:automatic-styles>
  <office:body>
    <office:text text:use-soft-page-breaks="true">
      <text:p text:style-name="P1">Biblio</text:p>
      <text:p text:style-name="P2"><text:span text:style-name="T3">cours de Rabaud [l</text:span><text:a xlink:href="http://www.matthieurigaut.net/index.php?pages/2e-annee-programme-2002" office:target-frame-name="_top" xlink:show="replace"><text:span text:style-name="T4">ien</text:span></text:a><text:span text:style-name="T5">]</text:span></text:p>
      <text:p text:style-name="P6">Penser à Wikipédia !<text:s/></text:p>
      <text:p text:style-name="P7">Méca :</text:p>
      <text:list text:style-name="LFO1" text:continue-numbering="true">
        <text:list-item>
          <text:p text:style-name="P8">La mécanique et les ondes élastique en prépa et à l’agrégation, Thierry Meyer,<text:s/>ellipse</text:p>
        </text:list-item>
      </text:list>
      <text:p text:style-name="Standard"><text:span text:style-name="T9">Script Python :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10">]</text:span></text:p>
      <text:p text:style-name="P11">Contat entre 2 solides :</text:p>
      <text:list text:style-name="LFO2" text:continue-numbering="true">
        <text:list-item>
          <text:p text:style-name="P12">Mécanique 2, BFR</text:p>
        </text:list-item>
        <text:list-item>
          <text:p text:style-name="P13">Tout-en-un MP-MP* [ancien programme], Dunod (2004)</text:p>
        </text:list-item>
      </text:list>
      <text:p text:style-name="P14"/>
      <text:p text:style-name="P15">Gravitation :</text:p>
      <text:list text:style-name="LFO3" text:continue-numbering="true">
        <text:list-item>
          <text:p text:style-name="P16">Mécanique 1, BFR</text:p>
        </text:list-item>
        <text:list-item>
          <text:p text:style-name="P17">PCSI physique tout-en-un , de Boeck (2017)</text:p>
        </text:list-item>
        <text:list-item>
          <text:p text:style-name="P18">PCSI physique tout-en-un , Dunod</text:p>
        </text:list-item>
      </text:list>
      <text:p text:style-name="Standard"><text:span text:style-name="T19">Scripte Python : orbites de Kepler[</text:span><text:a xlink:href="https://github.com/remimetzdorff/agregation/blob/master/Python/Programmes%20Pierre/OrbitesKepler.py" office:target-frame-name="_top" xlink:show="replace"><text:span text:style-name="T20">lien</text:span></text:a><text:span text:style-name="T21">]</text:span></text:p>
      <text:p text:style-name="Standard"/>
      <text:p text:style-name="P22">Mouvement à force central :</text:p>
      <text:list text:style-name="LFO3" text:continue-numbering="true">
        <text:list-item>
          <text:p text:style-name="P23">PCSI physique tout-en-un , Dunod (ancien programme)</text:p>
        </text:list-item>
        <text:list-item>
          <text:p text:style-name="P24">Wikipédia</text:p>
        </text:list-item>
        <text:list-item>
          <text:p text:style-name="P25">Le supermanuel de physique<text:s/></text:p>
        </text:list-item>
        <text:list-item>
          <text:p text:style-name="P26"/>
        </text:list-item>
      </text:list>
      <text:p text:style-name="Standard"><text:span text:style-name="T27">Dynamique dans re</text:span><text:span text:style-name="T28">f non galiléen:</text:span></text:p>
      <text:list text:style-name="LFO4" text:continue-numbering="true">
        <text:list-item>
          <text:p text:style-name="P29">Les preuves expérimentales des mouvements de la Terre, Jean Sivardière ,BUPn°850 (2003)</text:p>
        </text:list-item>
        <text:list-item>
          <text:p text:style-name="P30">Mécanique PCSI-MPSI, Pascal Brasselet, puf(2000).</text:p>
        </text:list-item>
        <text:list-item>
          <text:p text:style-name="P31">MP-MP* physique tout-en-un , Dunod</text:p>
        </text:list-item>
      </text:list>
      <text:p text:style-name="Standard"/>
      <text:p text:style-name="P32">Oscillateur amorties et forcé :</text:p>
      <text:list text:style-name="LFO5" text:continue-numbering="true">
        <text:list-item>
          <text:p text:style-name="P33">PCSI physique tout-en-un , de Boeck (2017)</text:p>
        </text:list-item>
        <text:list-item>
          <text:p text:style-name="P34">Mécanique 1, BFR</text:p>
        </text:list-item>
        <text:list-item>
          <text:p text:style-name="P35"><text:a xlink:href="http://bupdoc.udppc.asso.fr/consultation/selections.php" office:target-frame-name="_top" xlink:show="replace">http://bupdoc.udppc.asso.fr/consultation/selections.php</text:a></text:p>
        </text:list-item>
      </text:list>
      <text:p text:style-name="Standard"><text:span text:style-name="T36">Script Python : Oscillateur amortis [</text:span><text:a xlink:href="https://github.com/remimetzdorff/agregation/blob/master/Python/Programmes%20Pierre/OscillateurAmorti.py" office:target-frame-name="_top" xlink:show="replace"><text:span text:style-name="T37">lien</text:span></text:a><text:span text:style-name="T38">] et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39">]</text:span></text:p>
      <text:p text:style-name="P40"/>
      <text:p text:style-name="P41">Mvt particule chargée champ EM :</text:p>
      <text:list text:style-name="LFO6" text:continue-numbering="true">
        <text:list-item>
          <text:p text:style-name="P42">PCSI physique tout-en-un , Dunod</text:p>
        </text:list-item>
        <text:list-item>
          <text:p text:style-name="P43">PCSI physique tout-en-un , de Boeck (2017)</text:p>
        </text:list-item>
      </text:list>
      <text:p text:style-name="P44"/>
      <text:p text:style-name="P45">Relativité :</text:p>
      <text:list text:style-name="LFO7" text:continue-numbering="true">
        <text:list-item>
          <text:p text:style-name="P46">Mécanique 1, BFR</text:p>
        </text:list-item>
      </text:list>
      <text:p text:style-name="P47"/>
      <text:p text:style-name="Standard"><text:span text:style-name="T48">Mécanique du solide et moment cinétique</text:span><text:span text:style-name="T49">:<text:s/></text:span></text:p>
      <text:list text:style-name="LFO8" text:continue-numbering="true">
        <text:list-item>
          <text:p text:style-name="P50">PCSI physique tout-en-un , Dunod</text:p>
        </text:list-item>
        <text:list-item>
          <text:p text:style-name="P51">PCSI physique tout-en-un , de Boeck (2017)</text:p>
        </text:list-item>
        <text:list-item>
          <text:p text:style-name="P52">Mécanique, Perez <text:s/>(gyroscope)<text:s/></text:p>
        </text:list-item>
      </text:list>
      <text:p text:style-name="P53"/>
      <text:p text:style-name="P54">Precession du micro au macro :<text:s/></text:p>
      <text:p text:style-name="P55"/>
      <text:p text:style-name="P56"/>
      <text:p text:style-name="P57"/>
      <text:p text:style-name="P58"/>
      <text:soft-page-break/>
      <text:p text:style-name="P59">Méca flu :</text:p>
      <text:p text:style-name="P60">Bilan macroscopique :</text:p>
      <text:list text:style-name="LFO9" text:continue-numbering="true">
        <text:list-item>
          <text:p text:style-name="P61">Tout en un physique PC-PC*, Dunod<text:s/></text:p>
        </text:list-item>
        <text:list-item>
          <text:p text:style-name="P62">Physique Spé: PC*,PC, Stéphane Olivier, Hubert Gié et Jean-Pierre Sarmant, Tec&amp;Doc, 2000.</text:p>
        </text:list-item>
        <text:list-item>
          <text:p text:style-name="P63">Tout-en-un Physique PC-PSI (ancien programme), Dunod.</text:p>
        </text:list-item>
        <text:list-item>
          <text:p text:style-name="P64">Hydrodynamique physique 3e édition, Guyon, Hulin, Petit</text:p>
        </text:list-item>
      </text:list>
      <text:p text:style-name="P65"/>
      <text:p text:style-name="P66">Phénomènes interfaciaux :</text:p>
      <text:list text:style-name="LFO9" text:continue-numbering="true">
        <text:list-item>
          <text:p text:style-name="P67">Thermodynamique, Diu</text:p>
        </text:list-item>
        <text:list-item>
          <text:p text:style-name="P68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69">Hydrodynamique physique 3e édition, Guyon, Hulin, Petit</text:p>
        </text:list-item>
      </text:list>
      <text:p text:style-name="P70"/>
      <text:p text:style-name="P71"/>
      <text:p text:style-name="P72">Ecoulement visqueux :<text:s/></text:p>
      <text:list text:style-name="LFO9" text:continue-numbering="true">
        <text:list-item>
          <text:p text:style-name="P73">Tout en un physique PC-PC*, Dunod<text:s/></text:p>
        </text:list-item>
        <text:list-item>
          <text:p text:style-name="P74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75">Physique Spé: PC*,PC, Stéphane Olivier, Hubert Gié et Jean-Pierre Sarmant, Tec&amp;Doc, 2000.</text:p>
        </text:list-item>
        <text:list-item>
          <text:p text:style-name="P76">Tout-en-un Physique PC-PSI (ancien programme), Dunod.</text:p>
        </text:list-item>
        <text:list-item>
          <text:p text:style-name="P77">Hydrodynamique physique 3e édition, Guyon, Hulin, Petit</text:p>
        </text:list-item>
        <text:list-item>
          <text:p text:style-name="P78">Hydrodynamique physique 3e édition, Guyon, Hulin, Petit</text:p>
        </text:list-item>
      </text:list>
      <text:p text:style-name="P79"/>
      <text:p text:style-name="Standard"><text:span text:style-name="T80">Script python : Ecoulement Couette<text:s/></text:span><text:a xlink:href="https://github.com/remimetzdorff/agregation/blob/master/Python/Programmes%20Pierre/EcoulementCouette.py" office:target-frame-name="_top" xlink:show="replace"><text:span text:style-name="Lienhypertexte">[lien]</text:span></text:a><text:span text:style-name="T81"><text:s/>et Poiseuille [</text:span><text:a xlink:href="https://github.com/remimetzdorff/agregation/blob/master/Python/Programmes%20Pierre/Poiseuille.py" office:target-frame-name="_top" xlink:show="replace"><text:span text:style-name="Lienhypertexte">lien</text:span></text:a><text:span text:style-name="T82">]</text:span></text:p>
      <text:p text:style-name="P83"/>
      <text:p text:style-name="P84">Ecoulement parfait :<text:s/></text:p>
      <text:list text:style-name="LFO9" text:continue-numbering="true">
        <text:list-item>
          <text:p text:style-name="P85">Tout en un physique PC-PC*, Dunod<text:s/></text:p>
        </text:list-item>
        <text:list-item>
          <text:p text:style-name="P86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87">Physique Spé: PC*,PC, Stéphane Olivier, Hubert Gié et Jean-Pierre Sarmant, Tec&amp;Doc, 2000.</text:p>
        </text:list-item>
        <text:list-item>
          <text:p text:style-name="P88">Tout-en-un Physique PC-PSI (ancien programme), Dunod.</text:p>
        </text:list-item>
        <text:list-item>
          <text:p text:style-name="P89">Hydrodynamique physique 3e édition, Guyon, Hulin, Petit</text:p>
        </text:list-item>
      </text:list>
      <text:p text:style-name="P90"/>
      <text:p text:style-name="Standard"/>
      <text:p text:style-name="P91">Électricité/Moteur :</text:p>
      <text:p text:style-name="Standard"><text:span text:style-name="T92">Électrocinétique ARQS / circuit linéaire 1 ordre / Oscillateur amortis et forcé (RLC et <text:s/>régime<text:s/></text:span><text:span text:style-name="T93">sinusoïdal forcé) :</text:span></text:p>
      <text:list text:style-name="LFO10" text:continue-numbering="true">
        <text:list-item>
          <text:p text:style-name="P94">Cours de Jérémy Neveu (Millmann Hors programme)</text:p>
        </text:list-item>
        <text:list-item>
          <text:p text:style-name="P95">Electronique-electrocinétique 1ere année MPSI-PCSI-PTSI, Hprépa</text:p>
        </text:list-item>
        <text:list-item>
          <text:p text:style-name="P96">PCSI physique tout-en-un , de Boeck (2017) (analogie méca elec)</text:p>
        </text:list-item>
        <text:list-item>
          <text:p text:style-name="P97">PCSI physique tout-en-un , Dunod</text:p>
        </text:list-item>
      </text:list>
      <text:p text:style-name="Standard"><text:span text:style-name="T98">Script python : Réponse RLC</text:span><text:span text:style-name="T99"><text:s/>série à échelon de tension [</text:span><text:a xlink:href="https://github.com/remimetzdorff/agregation/blob/master/Python/Programmes%20Pierre/RLC_serie_declin.py" office:target-frame-name="_top" xlink:show="replace"><text:span text:style-name="T100">lien</text:span></text:a><text:span text:style-name="T101">]</text:span></text:p>
      <text:p text:style-name="Standard"><text:span text:style-name="T102">Script Python : oscillation forcé RLC <text:s/>série [</text:span><text:a xlink:href="https://github.com/remimetzdorff/agregation/blob/master/Python/Programmes%20Pierre/RLC_serie_force.py" office:target-frame-name="_top" xlink:show="replace"><text:span text:style-name="T103">lien</text:span></text:a><text:span text:style-name="T104">]</text:span></text:p>
      <text:p text:style-name="P105"/>
      <text:p text:style-name="Standard"><text:span text:style-name="T106">Filtrage (PCSI)</text:span>:</text:p>
      <text:list text:style-name="LFO11" text:continue-numbering="true">
        <text:list-item>
          <text:p text:style-name="P107">Cours de Jérémy Neveu</text:p>
        </text:list-item>
        <text:list-item>
          <text:p text:style-name="P108">PCSI physique tout-en-un , de Boeck (2017)</text:p>
        </text:list-item>
        <text:list-item>
          <text:p text:style-name="P109">PCSI physique tout-en-un , Dunod</text:p>
        </text:list-item>
      </text:list>
      <text:p text:style-name="Standard"><text:span text:style-name="T110">Script python : Echantillonnage Filtrage [</text:span><text:a xlink:href="https://github.com/remimetzdorff/agregation/blob/master/Python/Programmes%20Pierre/EchantillonnageFiltrage.py" office:target-frame-name="_top" xlink:show="replace"><text:span text:style-name="T111">lien]</text:span></text:a></text:p>
      <text:p text:style-name="Standard"/>
      <text:p text:style-name="P112">AO et filtre avec AO :</text:p>
      <text:soft-page-break/>
      <text:list text:style-name="LFO12" text:continue-numbering="true">
        <text:list-item>
          <text:p text:style-name="P113">Electronique-electrocinétique 1ere année MPSI-PCSI-PTSI, Hprépa</text:p>
        </text:list-item>
      </text:list>
      <text:p text:style-name="P114"/>
      <text:p text:style-name="Standard"><text:span text:style-name="T115">Rétroaction et oscillation </text:span>:</text:p>
      <text:list text:style-name="LFO13" text:continue-numbering="true">
        <text:list-item>
          <text:p text:style-name="P116">BFR EM 3</text:p>
        </text:list-item>
        <text:list-item>
          <text:p text:style-name="P117">Dunot PSI/PSI*</text:p>
        </text:list-item>
        <text:list-item>
          <text:p text:style-name="P118">cours de<text:s/>Jérémy Neveu (Pas les transformées de Laplace ! )</text:p>
        </text:list-item>
      </text:list>
      <text:p text:style-name="P119"/>
      <text:p text:style-name="P120">Conversion puissance electro-méca:</text:p>
      <text:list text:style-name="LFO14" text:continue-numbering="true">
        <text:list-item>
          <text:p text:style-name="P121">Dunot PSI/PSI*</text:p>
        </text:list-item>
        <text:list-item>
          <text:p text:style-name="P122">cours de Jérémy Neveu</text:p>
        </text:list-item>
        <text:list-item>
          <text:p text:style-name="P123">H-prépa electronique 2 PSI-PSI*</text:p>
        </text:list-item>
      </text:list>
      <text:p text:style-name="P124"/>
      <text:p text:style-name="P125">Électronique numérique :</text:p>
      <text:list text:style-name="LFO15" text:continue-numbering="true">
        <text:list-item>
          <text:p text:style-name="P126">Tout-en-un Physique MP-MP*, Dunod<text:s/></text:p>
        </text:list-item>
        <text:list-item>
          <text:p text:style-name="P127">cours d’elec de Jérémy Neveu</text:p>
        </text:list-item>
      </text:list>
      <text:p text:style-name="Standard"><text:span text:style-name="T128">Script python : Echantillonnage Filtrage [</text:span><text:a xlink:href="https://github.com/remimetzdorff/agregation/blob/master/Python/Programmes%20Pierre/EchantillonnageFiltrage.py" office:target-frame-name="_top" xlink:show="replace"><text:span text:style-name="T129">lien]</text:span></text:a></text:p>
      <text:p text:style-name="P130"/>
      <text:p text:style-name="Standard"><text:span text:style-name="T131">H prépa Electronique 2 PSI-PSI*</text:span> :Conversition electromg statique (Transformateur),<text:s/>Ferromg, Conversion puissance electro-méca, machine synchrone et asynchrone, conversion electronique statique</text:p>
      <text:p text:style-name="Standard"/>
      <text:p text:style-name="Standard"><text:span text:style-name="T132">Transformateur </text:span>:<text:s/></text:p>
      <text:list text:style-name="LFO16" text:continue-numbering="true">
        <text:list-item>
          <text:p text:style-name="P133">BFR 3 p103 et 4<text:s/></text:p>
        </text:list-item>
        <text:list-item>
          <text:p text:style-name="P134">PSI/PSI* <text:s/>physique tout-en-un , Dunod</text:p>
        </text:list-item>
        <text:list-item>
          <text:p text:style-name="P135">H prépa Electronique 2 PSI-PSI* </text:p>
        </text:list-item>
      </text:list>
      <text:p text:style-name="P136"/>
      <text:p text:style-name="P137">EM :</text:p>
      <text:p text:style-name="Standard">Electromagnétisme, Pérez<text:s/></text:p>
      <text:p text:style-name="Standard">le Jackson [<text:a xlink:href="http://www.fulviofrisone.com/attachments/article/475/Jackson%20J%20D%20Classical%20Electrodynamics%20(Wiley,%201962)(T)(656S).pdf" office:target-frame-name="_top" xlink:show="replace"><text:span text:style-name="Lienhypertexte">lien</text:span></text:a>]</text:p>
      <text:p text:style-name="P138">Electrostatique, magnétostatique :</text:p>
      <text:list text:style-name="LFO15" text:continue-numbering="true">
        <text:list-item>
          <text:p text:style-name="P139">Electromagnétisme 1, 3, BFR</text:p>
        </text:list-item>
        <text:list-item>
          <text:p text:style-name="P140">Cours de Puzo<text:s/>[<text:a xlink:href="https://github.com/remybonnemort/Agregation/tree/master/Cours/Electromagnétisme%20(L3)" office:target-frame-name="_top" xlink:show="replace"><text:span text:style-name="T141">lien</text:span></text:a>]</text:p>
        </text:list-item>
        <text:list-item>
          <text:p text:style-name="P142">Tout-en-un physique MP-MP*, Dunot</text:p>
        </text:list-item>
      </text:list>
      <text:p text:style-name="P143"/>
      <text:p text:style-name="P144">Milieu conducteur et electrocinétique :</text:p>
      <text:list text:style-name="LFO17" text:continue-numbering="true">
        <text:list-item>
          <text:p text:style-name="P145">Electromagnétisme 2, 3, <text:s/>BFR</text:p>
        </text:list-item>
        <text:list-item>
          <text:p text:style-name="P146">Cours de Puzo</text:p>
        </text:list-item>
        <text:list-item>
          <text:p text:style-name="P147">Tout-en-un physique MP-MP*, Dunot</text:p>
        </text:list-item>
      </text:list>
      <text:p text:style-name="P148"/>
      <text:p text:style-name="P149"><text:s/>Induction :</text:p>
      <text:list text:style-name="LFO18" text:continue-numbering="true">
        <text:list-item>
          <text:p text:style-name="P150">Electromagnétisme, Pérez<text:s/></text:p>
        </text:list-item>
      </text:list>
      <text:list text:style-name="LFO19" text:continue-numbering="true">
        <text:list-item>
          <text:p text:style-name="P151">Electromagnétisme 2, 3, <text:s/>BFR</text:p>
        </text:list-item>
        <text:list-item>
          <text:p text:style-name="P152">Cours Moteur Jérémy Neveu</text:p>
        </text:list-item>
        <text:list-item>
          <text:p text:style-name="P153">Bernard SALAMITO e Tal. Physique tout-en-un PCSI. Dunod (2013)</text:p>
        </text:list-item>
      </text:list>
      <text:p text:style-name="P154"/>
      <text:p text:style-name="P155">Rayonnement dipolaire :</text:p>
      <text:list text:style-name="LFO20" text:continue-numbering="true">
        <text:list-item>
          <text:p text:style-name="P156">Electromagnétisme 3, BFR</text:p>
        </text:list-item>
        <text:list-item>
          <text:p text:style-name="P157">Cours de Puzo</text:p>
        </text:list-item>
        <text:list-item>
          <text:p text:style-name="P158">Tout-en-un physique<text:s/>MP-MP*, Dunot (2004)</text:p>
        </text:list-item>
        <text:list-item>
          <text:p text:style-name="P159"><text:s/>Stéphane OLIVIER, Hubert GIÉ et Jean-Pierre SARMANT. Physique Spé: PC*-PC. Cours et exercices d’application. Tec&amp;Doc, (2000)</text:p>
        </text:list-item>
      </text:list>
      <text:p text:style-name="P160"/>
      <text:p text:style-name="P161">Milieux diélectrique et magnétique :</text:p>
      <text:list text:style-name="LFO21" text:continue-numbering="true">
        <text:list-item>
          <text:p text:style-name="P162">Electromagnétisme 4, BFR</text:p>
        </text:list-item>
        <text:list-item>
          <text:p text:style-name="P163">Cours de Puzo</text:p>
        </text:list-item>
        <text:list-item>
          <text:p text:style-name="P164">Marie-Noëlle SANZ et al.<text:s/>Physique tout-en-un PC-PSI. Dunod (2004)</text:p>
        </text:list-item>
      </text:list>
      <text:p text:style-name="P165"/>
      <text:p text:style-name="P166">ARQS et relat :</text:p>
      <text:list text:style-name="LFO21" text:continue-numbering="true">
        <text:list-item>
          <text:p text:style-name="P167">Cours d’électricité de Jérémy Neveu</text:p>
        </text:list-item>
      </text:list>
      <text:p text:style-name="P168">RMN :<text:s/></text:p>
      <text:list text:style-name="LFO1" text:continue-numbering="true">
        <text:list-item>
          <text:p text:style-name="P169">La mécanique et les ondes élastique en prépa et à l’agrégation, Thierry Meyer, ellipse</text:p>
        </text:list-item>
        <text:list-item>
          <text:p text:style-name="P170">Cours drive prépa agrèg [<text:a xlink:href="https://drive.google.com/drive/folders/1PPPXfhn9msFB1iM6_-NNtvmlXeTBIdXx" office:target-frame-name="_top" xlink:show="replace"><text:span text:style-name="Lienhypertexte">lien</text:span></text:a>]</text:p>
        </text:list-item>
      </text:list>
      <text:p text:style-name="P171"/>
      <text:p text:style-name="P172">Onde :</text:p>
      <text:list text:style-name="LFO1" text:continue-numbering="true">
        <text:list-item>
          <text:p text:style-name="P173">La mécanique et les ondes élastique en prépa et à l’agrégation, Thierry Meyer, ellipse</text:p>
        </text:list-item>
      </text:list>
      <text:p text:style-name="Standard"><text:span text:style-name="T174">Script python : propagation du son : [</text:span><text:a xlink:href="https://github.com/remimetzdorff/agregation/blob/master/Python/Programmes%20Pierre/PropagationSon.py" office:target-frame-name="_top" xlink:show="replace"><text:span text:style-name="T175">lien</text:span></text:a><text:span text:style-name="T176">]</text:span></text:p>
      <text:p text:style-name="P177">Ondes progressives et stationnaire :<text:s/></text:p>
      <text:list text:style-name="LFO22" text:continue-numbering="true">
        <text:list-item>
          <text:p text:style-name="P178">Stéphane OLIVIER, Hubert GIÉ et Jean-Pierre SARMANT. Physique Spé:PC*,PC. Cours et exercices d’application. Tec &amp; Doc, 2000</text:p>
        </text:list-item>
        <text:list-item>
          <text:p text:style-name="P179"><text:span text:style-name="T180">Propagation des ondes, Étienne Thibierge <text:s/></text:span><text:a xlink:href="http://www.etienne-thibierge.fr/agreg/ondes_poly_2015.pdf" office:target-frame-name="_top" xlink:show="replace"><text:span text:style-name="T181">http://www.etienne-thibierge.fr/agreg/ondes_poly_2015.pdf</text:span></text:a><text:span text:style-name="T182"><text:s/></text:span></text:p>
        </text:list-item>
        <text:list-item>
          <text:p text:style-name="P183"><text:span text:style-name="T184">Jean-Marie BRÉBEC et al. Ondes 2</text:span><text:span text:style-name="T185">ème</text:span><text:span text:style-name="T186"><text:s/>année. Hachette, 2004</text:span></text:p>
        </text:list-item>
      </text:list>
      <text:p text:style-name="P187">Ondes acoustiques dans les fluides :<text:s/></text:p>
      <text:list text:style-name="LFO23" text:continue-numbering="true">
        <text:list-item>
          <text:p text:style-name="P188"><text:span text:style-name="T189">Marc RABAUD. Notes de cour</text:span><text:span text:style-name="T190">s sur les fluides.<text:s/></text:span><text:span text:style-name="T191">2018. URL :<text:s/></text:span><text:a xlink:href="http://www.fast.u-psud.fr/~rabaud/NotesCours_Agreg.pdf" office:target-frame-name="_top" xlink:show="replace"><text:span text:style-name="T192">http://www.fast.u-psud.fr/~rabaud/NotesCours_Agreg.pdf</text:span></text:a></text:p>
        </text:list-item>
        <text:list-item>
          <text:p text:style-name="P193">Physique tout en un PC-PC*, Dunod<text:s/></text:p>
        </text:list-item>
      </text:list>
      <text:p text:style-name="P194"/>
      <text:p text:style-name="P195">Propagation libre d’un signal :<text:s/></text:p>
      <text:list text:style-name="LFO23" text:continue-numbering="true">
        <text:list-item>
          <text:p text:style-name="P196">Physique tout-en-un PCSI, Dunod</text:p>
        </text:list-item>
        <text:list-item>
          <text:p text:style-name="P197">Physique tout-en-un PCSI, de Boeck (2017)</text:p>
        </text:list-item>
        <text:list-item>
          <text:p text:style-name="P198"><text:span text:style-name="T199">Propagation des ondes, Étienne Thibierge <text:s/></text:span><text:a xlink:href="http://www.etienne-thibierge.fr/agreg/ondes_poly_2015.pdf" office:target-frame-name="_top" xlink:show="replace"><text:span text:style-name="T200">http://www.etienne-thibierge.fr/agreg/ondes_poly_2015.pdf</text:span></text:a><text:span text:style-name="T201"><text:s/></text:span></text:p>
        </text:list-item>
      </text:list>
      <text:p text:style-name="P202"/>
      <text:p text:style-name="P203">Superposition de deux<text:s/>signaux sinusoïdaux :<text:s/></text:p>
      <text:list text:style-name="LFO23" text:continue-numbering="true">
        <text:list-item>
          <text:p text:style-name="P204">Physique tout-en-un PCSI, Dunod</text:p>
        </text:list-item>
        <text:list-item>
          <text:p text:style-name="P205">Physique tout-en-un PCSI, de Boeck (2017)</text:p>
        </text:list-item>
        <text:list-item>
          <text:p text:style-name="P206"><text:span text:style-name="T207">Propagation des ondes, Étienne Thibierge <text:s text:c="2"/></text:span><text:a xlink:href="http://www.etienne-thibierge.fr/agreg/ondes_poly_2015.pdf" office:target-frame-name="_top" xlink:show="replace"><text:span text:style-name="T208">http://www.etienne-thibierge.fr/agreg/ond</text:span><text:span text:style-name="T209">es_poly_2015.pdf</text:span></text:a><text:span text:style-name="T210"><text:s/></text:span></text:p>
        </text:list-item>
      </text:list>
      <text:p text:style-name="P211"/>
      <text:p text:style-name="P212">Dispersion et absorption :<text:s/></text:p>
      <text:list text:style-name="LFO24" text:continue-numbering="true">
        <text:list-item>
          <text:p text:style-name="P213">Physique tout en un PC-PC*, Dunod<text:s/></text:p>
        </text:list-item>
        <text:list-item>
          <text:p text:style-name="P214"><text:span text:style-name="T215">Propagation des ondes ,Étienne Thibierge <text:s/></text:span><text:a xlink:href="http://www.etienne-thibierge.fr/agreg/ondes_poly_2015.pdf" office:target-frame-name="_top" xlink:show="replace"><text:span text:style-name="T216">http://www.etienne-thibierge.fr/agreg/ondes_poly_2015.pdf</text:span></text:a><text:span text:style-name="T217"><text:s/></text:span></text:p>
        </text:list-item>
        <text:list-item>
          <text:p text:style-name="P218"><text:span text:style-name="T219">Onde 2</text:span><text:span text:style-name="T220">e</text:span><text:span text:style-name="T221"><text:s/>année MP-MP* - PC-PC* - PSI-PSI* - PT-PT*, H-Prépa (édition bleue).</text:span></text:p>
        </text:list-item>
      </text:list>
      <text:p text:style-name="Standard"><text:span text:style-name="T222">Script Python : propagation avec dispersion [</text:span><text:a xlink:href="https://github.com/remimetzdorff/agregation/blob/master/Python/Programmes%20Pierre/PropagationAvecDispersion.py" office:target-frame-name="_top" xlink:show="replace"><text:span text:style-name="T223">lien</text:span></text:a><text:span text:style-name="T224">]</text:span></text:p>
      <text:p text:style-name="P225"/>
      <text:p text:style-name="P226">Interface entre deux milieux :<text:s/></text:p>
      <text:list text:style-name="LFO24" text:continue-numbering="true">
        <text:list-item>
          <text:p text:style-name="P227">Physique tout en un PC-PC*, Dunod<text:s/></text:p>
        </text:list-item>
      </text:list>
      <text:p text:style-name="Standard"><text:span text:style-name="T228">Script python : effet d’une barrière sur la prop d’une on</text:span><text:span text:style-name="T229">de [</text:span><text:a xlink:href="https://github.com/remimetzdorff/agregation/blob/master/Python/Programmes%20Pierre/PropagationOnde.py" office:target-frame-name="_top" xlink:show="replace"><text:span text:style-name="T230">lien</text:span></text:a><text:span text:style-name="T231">]</text:span></text:p>
      <text:p text:style-name="P232"/>
      <text:p text:style-name="P233">Onde guidée :<text:s/></text:p>
      <text:list text:style-name="LFO24" text:continue-numbering="true">
        <text:list-item>
          <text:p text:style-name="P234">Physique tout en un MP-MP*, Dunod ( 2004) [ancien programme]</text:p>
        </text:list-item>
        <text:list-item>
          <text:p text:style-name="P235">Propagation des ondes ,Étienne Thibierge <text:s text:c="2"/><text:a xlink:href="http://www.etienne-thibierge.fr/agreg/ondes_poly_2015.pdf" office:target-frame-name="_top" xlink:show="replace"><text:span text:style-name="T236">http://www.etienne-thibierge.fr/agreg/ondes_poly_2015.pdf</text:span></text:a><text:s/></text:p>
        </text:list-item>
      </text:list>
      <text:p text:style-name="P237"/>
      <text:p text:style-name="Standard"><text:span text:style-name="T238">Signaux périodique et filtrage (MP)</text:span><text:span text:style-name="T239"> :<text:s/></text:span></text:p>
      <text:list text:style-name="LFO24" text:continue-numbering="true">
        <text:list-item>
          <text:p text:style-name="P240"><text:s/>Physique tout en un MP-MP*, Dunod<text:s/></text:p>
        </text:list-item>
        <text:list-item>
          <text:p text:style-name="P241">Cours d’elect de Jérémy Neveu<text:s/></text:p>
        </text:list-item>
      </text:list>
      <text:p text:style-name="Standard"><text:span text:style-name="T242">Script python : Echantil</text:span><text:span text:style-name="T243">lonnage Filtrage [</text:span><text:a xlink:href="https://github.com/remimetzdorff/agregation/blob/master/Python/Programmes%20Pierre/EchantillonnageFiltrage.py" office:target-frame-name="_top" xlink:show="replace"><text:span text:style-name="T244">lien]</text:span></text:a></text:p>
      <text:p text:style-name="P245"/>
      <text:p text:style-name="P246">Quantique :</text:p>
      <text:list text:style-name="LFO25" text:continue-numbering="true">
        <text:list-item>
          <text:p text:style-name="P247">Basdevant (english)</text:p>
        </text:list-item>
        <text:list-item>
          <text:p text:style-name="P248">Mécanique Quantique, Atomes et noyaux, Application technologique, Hladik, Chrysos, Ancarani, SCIENCES SUP (3ème édition)<text:s/></text:p>
        </text:list-item>
      </text:list>
      <text:p text:style-name="P249">Equation de Schödinger :<text:s/></text:p>
      <text:list text:style-name="LFO25" text:continue-numbering="true">
        <text:list-item>
          <text:p text:style-name="P250">Mécanique quantique, cours et exercices,<text:s/>Christophe Texier, Dunod</text:p>
        </text:list-item>
        <text:list-item>
          <text:p text:style-name="P251">Physique tout en un PC-PC*, Dunod</text:p>
        </text:list-item>
        <text:list-item>
          <text:p text:style-name="P252">Mécanique quantique Tome 1 nouvelle édition, Cohen-Tannoufji, Diu,Laloë</text:p>
        </text:list-item>
        <text:list-item>
          <text:p text:style-name="P253"><text:span text:style-name="T254">Cours MQ Jean Hare [</text:span><text:a xlink:href="http://ressources.agreg.phys.ens.fr/static/Cours-TD/Hare/Cours2018.pdf" office:target-frame-name="_top" xlink:show="replace"><text:span text:style-name="T255">lien</text:span></text:a><text:span text:style-name="T256">]</text:span></text:p>
        </text:list-item>
      </text:list>
      <text:p text:style-name="P257"/>
      <text:p text:style-name="P258">Aspect corpusculaire du rayonnement, Photon :<text:s/></text:p>
      <text:list text:style-name="LFO25" text:continue-numbering="true">
        <text:list-item>
          <text:p text:style-name="P259">Mécanique quantique, cours et exercices, Christophe Texier, Dunod</text:p>
        </text:list-item>
        <text:list-item>
          <text:p text:style-name="P260">Physique tout en un PC-PC*, Dunod</text:p>
        </text:list-item>
        <text:list-item>
          <text:p text:style-name="P261">Mécanique quantique 1. Fondement et application. Claude Aslangul</text:p>
        </text:list-item>
        <text:list-item>
          <text:p text:style-name="P262">Mécanique quantique Tome 1 nouvelle édition, Cohen-Tannoufji, Diu,Laloë</text:p>
        </text:list-item>
        <text:list-item>
          <text:p text:style-name="P263"><text:span text:style-name="T264">Cours MQ Jean Hare [</text:span><text:a xlink:href="http://ressources.agreg.phys.ens.fr/static/Cours-TD/Hare/Cours2018.pdf" office:target-frame-name="_top" xlink:show="replace"><text:span text:style-name="T265">lien</text:span></text:a><text:span text:style-name="T266">]</text:span></text:p>
        </text:list-item>
      </text:list>
      <text:p text:style-name="Standard"><text:span text:style-name="T267">Vidéo :<text:s/></text:span><text:span text:style-name="T268">Interférence par photon unique</text:span><text:span text:style-name="T269"> [</text:span><text:a xlink:href="http://ressources.agreg.phys.ens.fr/static/Videos/Roch/Interferences_1photon_Roch.mp4" office:target-frame-name="_top" xlink:show="replace"><text:span text:style-name="Lienhypertexte">lien</text:span></text:a><text:span text:style-name="T270">]</text:span></text:p>
      <text:p text:style-name="P271"/>
      <text:p text:style-name="P272">Aspect ondulatoire de la matière, Notion de fonction d’onde :<text:s/></text:p>
      <text:list text:style-name="LFO25" text:continue-numbering="true">
        <text:list-item>
          <text:p text:style-name="P273">Physique tout en un PC-PC*, Dunod</text:p>
        </text:list-item>
        <text:list-item>
          <text:p text:style-name="P274">Mécanique quantique Tome 1 nouvelle édition, Cohen-Tannoufji, Diu,Laloë</text:p>
        </text:list-item>
        <text:list-item>
          <text:p text:style-name="P275"><text:span text:style-name="T276">Cours MQ Jean Hare [</text:span><text:a xlink:href="http://ressources.agreg.phys.ens.fr/static/Cours-TD/Hare/Cours2018.pdf" office:target-frame-name="_top" xlink:show="replace"><text:span text:style-name="T277">lien</text:span></text:a><text:span text:style-name="T278">]</text:span></text:p>
        </text:list-item>
      </text:list>
      <text:p text:style-name="Standard"><text:span text:style-name="T279">Vidéo</text:span> <text:span text:style-name="T280">: Interférences d'atomes de Ne<text:s/></text:span>[<text:a xlink:href="http://ressources.agreg.phys.ens.fr/static/Videos/Shimuzu/atomes%20neon_shimuzu_test512_95.wmv" office:target-frame-name="_top" xlink:show="replace"><text:span text:style-name="Lienhypertexte">lien</text:span></text:a>]</text:p>
      <text:p text:style-name="P281"/>
      <text:p text:style-name="P282">Confinement d’une particule et<text:s/>quantification de l’énergie :<text:s/></text:p>
      <text:list text:style-name="LFO25" text:continue-numbering="true">
        <text:list-item>
          <text:p text:style-name="P283">Mécanique quantique, cours et exercices, Christophe Texier, Dunod</text:p>
        </text:list-item>
        <text:list-item>
          <text:p text:style-name="P284">Physique tout en un PC-PC*, Dunod</text:p>
        </text:list-item>
        <text:list-item>
          <text:p text:style-name="P285">Mécanique quantique Tome 1 nouvelle édition, Cohen-Tannoufji, Diu,Laloë</text:p>
        </text:list-item>
        <text:list-item>
          <text:p text:style-name="P286"><text:span text:style-name="T287">Cours MQ Jean Hare [</text:span><text:a xlink:href="http://ressources.agreg.phys.ens.fr/static/Cours-TD/Hare/Cours2018.pdf" office:target-frame-name="_top" xlink:show="replace"><text:span text:style-name="T288">lien</text:span></text:a><text:span text:style-name="T289">]</text:span></text:p>
        </text:list-item>
      </text:list>
      <text:p text:style-name="Standard"><text:span text:style-name="T290">Scripte Python : Puits quantique</text:span><text:span text:style-name="T291"> </text:span><text:s/>[<text:a xlink:href="https://github.com/remimetzdorff/agregation/blob/master/Python/Programmes%20Pierre/PuitsQuantique.py" office:target-frame-name="_top" xlink:show="replace"><text:span text:style-name="Lienhypertexte">lien</text:span></text:a>]</text:p>
      <text:p text:style-name="P292"/>
      <text:p text:style-name="P293">Effet tunnel :<text:s/></text:p>
      <text:list text:style-name="LFO25" text:continue-numbering="true">
        <text:list-item>
          <text:p text:style-name="P294">Mécanique<text:s/>quantique, cours et exercices, Christophe Texier, Dunod</text:p>
        </text:list-item>
        <text:list-item>
          <text:p text:style-name="P295">Physique tout en un PC-PC*, Dunod</text:p>
        </text:list-item>
        <text:list-item>
          <text:p text:style-name="P296"><text:span text:style-name="T297">Cours MQ Jean Hare [</text:span><text:a xlink:href="http://ressources.agreg.phys.ens.fr/static/Cours-TD/Hare/Cours2018.pdf" office:target-frame-name="_top" xlink:show="replace"><text:span text:style-name="T298">lien</text:span></text:a><text:span text:style-name="T299">]</text:span></text:p>
        </text:list-item>
      </text:list>
      <text:p text:style-name="Standard"><text:span text:style-name="T300">Scripte Python</text:span><text:span text:style-name="T301"> : effet tunnel [</text:span><text:a xlink:href="https://github.com/remimetzdorff/agregation/blob/master/Python/Programmes%20Pierre/EffetTunnel.py" office:target-frame-name="_top" xlink:show="replace"><text:span text:style-name="Lienhypertexte">lien</text:span></text:a><text:span text:style-name="T302">]</text:span></text:p>
      <text:p text:style-name="P303"/>
      <text:p text:style-name="P304">Oscillateur Harmonique :<text:s/></text:p>
      <text:list text:style-name="LFO26" text:continue-numbering="true">
        <text:list-item>
          <text:p text:style-name="P305"><text:span text:style-name="T306">Mécanique quantique, Atome et noyaux, Jean Hladik, Michel Chrysos, Pierre-Emmanuel Hladik, Lorenzo Ugo Ancarani, Dunod (3</text:span><text:span text:style-name="T307">ème</text:span><text:span text:style-name="T308"><text:s/>éditio</text:span><text:span text:style-name="T309">n)</text:span></text:p>
        </text:list-item>
        <text:list-item>
          <text:p text:style-name="P310">Mécanique quantique Tome 1 nouvelle édition, Cohen-Tannoufji, Diu,Laloë</text:p>
        </text:list-item>
        <text:list-item>
          <text:p text:style-name="P311">Cours MQ Jean Hare [<text:a xlink:href="http://ressources.agreg.phys.ens.fr/static/Cours-TD/Hare/Cours2018.pdf" office:target-frame-name="_top" xlink:show="replace"><text:span text:style-name="Lienhypertexte">lien</text:span></text:a>]</text:p>
        </text:list-item>
      </text:list>
      <text:p text:style-name="P312"/>
      <text:p text:style-name="P313"/>
      <text:p text:style-name="P314">Atome d’hydrogène :<text:s/></text:p>
      <text:list text:style-name="LFO26" text:continue-numbering="true">
        <text:list-item>
          <text:p text:style-name="P315"><text:span text:style-name="T316">Mécanique quantique, Atome et noyaux,<text:s/></text:span><text:span text:style-name="T317">Jean Hladik, Michel Chrysos, Pierre-Emmanuel Hladik, Lorenzo Ugo Ancarani, Dunod (3</text:span><text:span text:style-name="T318">ème</text:span><text:span text:style-name="T319"><text:s/>édition)</text:span></text:p>
        </text:list-item>
        <text:list-item>
          <text:p text:style-name="P320">Mécanique quantique Tome 1 nouvelle édition, Cohen-Tannoufji, Diu,Laloë</text:p>
        </text:list-item>
        <text:list-item>
          <text:p text:style-name="P321"><text:span text:style-name="T322">Cours MQ Jean Hare [</text:span><text:a xlink:href="http://ressources.agreg.phys.ens.fr/static/Cours-TD/Hare/Cours2018.pdf" office:target-frame-name="_top" xlink:show="replace"><text:span text:style-name="T323">lien</text:span></text:a><text:span text:style-name="T324">]</text:span></text:p>
        </text:list-item>
      </text:list>
      <text:p text:style-name="P325"/>
      <text:p text:style-name="P326">Spin :<text:s/></text:p>
      <text:list text:style-name="LFO26" text:continue-numbering="true">
        <text:list-item>
          <text:p text:style-name="P327"><text:span text:style-name="T328">Mécanique quantique, Atome et noyaux, Jean Hladik, Michel Chrysos, Pierre-Emmanuel Hladik, Lorenzo Ugo Ancarani, Dunod (3</text:span><text:span text:style-name="T329">ème</text:span><text:span text:style-name="T330"><text:s/>édition)</text:span></text:p>
        </text:list-item>
        <text:list-item>
          <text:p text:style-name="P331">Mécanique quantique Tome 1 nouvelle édition, Cohen-Tannoufji, Diu,Laloë</text:p>
        </text:list-item>
        <text:list-item>
          <text:p text:style-name="P332"><text:span text:style-name="T333">Cours MQ Jean H</text:span><text:span text:style-name="T334">are [</text:span><text:a xlink:href="http://ressources.agreg.phys.ens.fr/static/Cours-TD/Hare/Cours2018.pdf" office:target-frame-name="_top" xlink:show="replace"><text:span text:style-name="T335">lien</text:span></text:a><text:span text:style-name="T336">]</text:span></text:p>
        </text:list-item>
      </text:list>
      <text:p text:style-name="P337"/>
      <text:p text:style-name="P338">Evolution temporelle d’un système quantique à 2 niveaux : <text:s text:c="2"/></text:p>
      <text:list text:style-name="LFO25" text:continue-numbering="true">
        <text:list-item>
          <text:p text:style-name="P339">Mécanique quantique Tome 1 nouvelle édition, Cohen-Tannoufji, Diu,Laloë</text:p>
        </text:list-item>
        <text:list-item>
          <text:p text:style-name="P340"><text:span text:style-name="T341">Cours MQ Jean Hare [</text:span><text:a xlink:href="http://ressources.agreg.phys.ens.fr/static/Cours-TD/Hare/Cours2018.pdf" office:target-frame-name="_top" xlink:show="replace"><text:span text:style-name="T342">lien</text:span></text:a><text:span text:style-name="T343">]</text:span></text:p>
        </text:list-item>
      </text:list>
      <text:p text:style-name="P344"/>
      <text:p text:style-name="P345">Statistique quantique :<text:s/></text:p>
      <text:list text:style-name="LFO9" text:continue-numbering="true">
        <text:list-item>
          <text:p text:style-name="P346">Physique statistique , Texier<text:s/></text:p>
        </text:list-item>
      </text:list>
      <text:p text:style-name="P347"/>
      <text:p text:style-name="P348">Physique du solide :</text:p>
      <text:list text:style-name="LFO27" text:continue-numbering="true">
        <text:list-item>
          <text:p text:style-name="P349">Aschroft et Mermin, physique des solides, EDP Siences, 2002</text:p>
        </text:list-item>
        <text:list-item>
          <text:p text:style-name="P350">Kittel , Physique de<text:s/>l’état solide, 7<text:span text:style-name="T351">ème</text:span><text:s/>édition , Dunod</text:p>
        </text:list-item>
        <text:list-item>
          <text:p text:style-name="P352">Cours M1 [<text:a xlink:href="https://github.com/remybonnemort/Agregation/tree/master/Cours/Matière%20condensée%20(M1)" office:target-frame-name="_top" xlink:show="replace"><text:span text:style-name="T353">lien]</text:span></text:a></text:p>
        </text:list-item>
        <text:list-item>
          <text:p text:style-name="P354"><text:span text:style-name="T355">Diu phy stat</text:span></text:p>
        </text:list-item>
      </text:list>
      <text:p text:style-name="P356"/>
      <text:p text:style-name="Standard"><text:span text:style-name="T357">Gaz d’électron libres<text:s/></text:span>(nv d’energie, densité d’état, population stat, capacité<text:s/>th) :<text:s/></text:p>
      <text:p text:style-name="P358">Dynamiqe des electron : phénomène de transport) :<text:s/></text:p>
      <text:list text:style-name="LFO9" text:continue-numbering="true">
        <text:list-item>
          <text:p text:style-name="P359">Physique stat, Texier</text:p>
        </text:list-item>
      </text:list>
      <text:p text:style-name="P360"/>
      <text:p text:style-name="P361">Solide cristallin : Structures et diffraction :<text:s/></text:p>
      <text:list text:style-name="LFO27" text:continue-numbering="true">
        <text:list-item>
          <text:p text:style-name="P362">Kittel, Physique de l’état solide, 7<text:span text:style-name="T363">ème</text:span><text:s/>édition , Dunod</text:p>
        </text:list-item>
      </text:list>
      <text:p text:style-name="P364"/>
      <text:p text:style-name="P365">Structure elec des solides, bands d’energie<text:s/></text:p>
      <text:list text:style-name="LFO27" text:continue-numbering="true">
        <text:list-item>
          <text:p text:style-name="P366">Kittel, Physique de l’état solide, 7<text:span text:style-name="T367">ème</text:span><text:s/>édition , Dunod</text:p>
        </text:list-item>
      </text:list>
      <text:p text:style-name="P368"/>
      <text:p text:style-name="P369">Semi-conducteur :<text:s/></text:p>
      <text:list text:style-name="LFO27" text:continue-numbering="true">
        <text:list-item>
          <text:p text:style-name="P370">Kittel, Physique de l’état solide, 7<text:span text:style-name="T371">ème</text:span><text:s/>édition , Dunod</text:p>
        </text:list-item>
      </text:list>
      <text:p text:style-name="P372"/>
      <text:p text:style-name="P373">Phonon<text:s/></text:p>
      <text:list text:style-name="LFO27" text:continue-numbering="true">
        <text:list-item>
          <text:p text:style-name="P374"><text:span text:style-name="T375">Physique stat, Texier</text:span></text:p>
        </text:list-item>
        <text:list-item>
          <text:p text:style-name="P376">Kittel, Physique de l’état solide, 7<text:span text:style-name="T377">ème</text:span><text:s/>édition , Dunod</text:p>
        </text:list-item>
      </text:list>
      <text:p text:style-name="P378"/>
      <text:p text:style-name="Standard"><text:span text:style-name="T379">Mécanisme de conduction électrique dans les solides :<text:s/></text:span></text:p>
      <text:list text:style-name="LFO27" text:continue-numbering="true">
        <text:list-item>
          <text:p text:style-name="P380">Cours<text:s/>Moteur et transformateur de <text:s/>Jérémy Neveu</text:p>
        </text:list-item>
        <text:list-item>
          <text:p text:style-name="P381">Diu, physique statistique</text:p>
        </text:list-item>
        <text:list-item>
          <text:p text:style-name="P382">Aschroft et Mermin, physique des solides, EDP Siences, 2002</text:p>
        </text:list-item>
        <text:list-item>
          <text:p text:style-name="P383">Kittel , Physique de l’état solide, 7<text:span text:style-name="T384">ème</text:span><text:s/>édition , Dunod</text:p>
        </text:list-item>
      </text:list>
      <text:p text:style-name="P385"/>
      <text:p text:style-name="P386"/>
      <text:soft-page-break/>
      <text:p text:style-name="P387">Capacité thermiques : description, interprétations<text:s/>microscopique :</text:p>
      <text:list text:style-name="LFO28" text:continue-numbering="true">
        <text:list-item>
          <text:p text:style-name="P388"><text:span text:style-name="T389">BFR, Thermodynamique, Dunod</text:span></text:p>
        </text:list-item>
        <text:list-item>
          <text:p text:style-name="P390"><text:span text:style-name="T391">Diu , Thermodynamique</text:span></text:p>
        </text:list-item>
        <text:list-item>
          <text:p text:style-name="P392"><text:span text:style-name="T393">Diu Physique statistique</text:span></text:p>
        </text:list-item>
        <text:list-item>
          <text:p text:style-name="P394">Kittel , Physique de l’état solide, 7<text:span text:style-name="T395">ème</text:span><text:s/>édition , Dunod</text:p>
        </text:list-item>
      </text:list>
      <text:p text:style-name="P396"/>
      <text:p text:style-name="P397">Milieu ferromg/para, approx du champ moyen:</text:p>
      <text:list text:style-name="LFO27" text:continue-numbering="true">
        <text:list-item>
          <text:p text:style-name="P398">Physique tout en un PSI/PSI* [ancien programme], Dunod</text:p>
        </text:list-item>
        <text:list-item>
          <text:p text:style-name="P399">BFR,<text:s/>Electromagnétisme 4, Dunod</text:p>
        </text:list-item>
        <text:list-item>
          <text:p text:style-name="P400">Physique statistique, Diu</text:p>
        </text:list-item>
        <text:list-item>
          <text:p text:style-name="P401"><text:span text:style-name="T402">Kittel , Physique de l’état solide, 7</text:span><text:span text:style-name="T403">ème</text:span><text:span text:style-name="T404"><text:s/>édition , Dunod</text:span></text:p>
        </text:list-item>
        <text:list-item>
          <text:p text:style-name="P405">Cours d’électronique, Jérémy Neveu<text:s/></text:p>
        </text:list-item>
      </text:list>
      <text:p text:style-name="P406"/>
      <text:p text:style-name="P407">Optique et laser :</text:p>
      <text:p text:style-name="Standard">Cours M1 et ENS sur github eloisemestre</text:p>
      <text:p text:style-name="Standard"><text:span text:style-name="T408">Laser :</text:span></text:p>
      <text:list text:style-name="LFO24" text:continue-numbering="true">
        <text:list-item>
          <text:p text:style-name="P409">Physique tout en un PC-PC*, Dunod<text:s/></text:p>
        </text:list-item>
        <text:list-item>
          <text:p text:style-name="P410">Sur le<text:s/>Drive Oraux LP Laser</text:p>
        </text:list-item>
      </text:list>
      <text:p text:style-name="P411"/>
      <text:p text:style-name="P412">Polarisation :</text:p>
      <text:list text:style-name="LFO29" text:continue-numbering="true">
        <text:list-item>
          <text:p text:style-name="P413">Cours Clément Sayrin</text:p>
        </text:list-item>
        <text:list-item>
          <text:p text:style-name="P414">Physique tout en un PCSI, Dunot (mise en évidence du caractère vectoriel de la lumière).</text:p>
        </text:list-item>
        <text:list-item>
          <text:p text:style-name="P415"><text:span text:style-name="T416">JP. Faroux et J. Renault, Optique 1</text:span><text:span text:style-name="T417">er</text:span><text:span text:style-name="T418"><text:s/>et 2</text:span><text:span text:style-name="T419">e</text:span><text:span text:style-name="T420"><text:s/>année MP-PC, Dunod<text:s/></text:span></text:p>
        </text:list-item>
        <text:list-item>
          <text:p text:style-name="P421">Eugène Hecht, Optique</text:p>
        </text:list-item>
      </text:list>
      <text:p text:style-name="Standard"><text:span text:style-name="T422">Manip possible :</text:span><text:span text:style-name="T423"><text:s/>TP<text:s/></text:span><text:span text:style-name="T424">Pola I, 1)a) ou Dunod PCSI (2016) p 143 : caractère vectoriel de la lumière<text:s/></text:span></text:p>
      <text:p text:style-name="P425"/>
      <text:p text:style-name="P426">Milieux biréfringents :</text:p>
      <text:list text:style-name="LFO30" text:continue-numbering="true">
        <text:list-item>
          <text:p text:style-name="P427">Cours Clément Sayrin</text:p>
        </text:list-item>
        <text:list-item>
          <text:p text:style-name="P428">Renaud Carpentier, Jean-René Champeau, Ivan Lorgeré, Ondes lumineuses</text:p>
        </text:list-item>
      </text:list>
      <text:p text:style-name="P429">Manip possible : TP Polarisation II, 1)<text:s/></text:p>
      <text:p text:style-name="P430"/>
      <text:p text:style-name="P431">Microscopie optique :<text:s/></text:p>
      <text:list text:style-name="LFO31" text:continue-numbering="true">
        <text:list-item>
          <text:p text:style-name="P432">cf Hugo Roussille</text:p>
        </text:list-item>
      </text:list>
      <text:p text:style-name="P433">Présentation de l’optique géométrique à l’aide du principe de Fermat :<text:s/></text:p>
      <text:list text:style-name="LFO32" text:continue-numbering="true">
        <text:list-item>
          <text:p text:style-name="P434">Optique Hecht</text:p>
        </text:list-item>
        <text:list-item>
          <text:p text:style-name="P435">BFR, optique et physique ondulatoire</text:p>
        </text:list-item>
        <text:list-item>
          <text:p text:style-name="P436">Champeau, Carpentier, Lorgeré, ondes lumineuse, de boeck</text:p>
        </text:list-item>
        <text:list-item>
          <text:p text:style-name="P437"/>
        </text:list-item>
      </text:list>
      <text:p text:style-name="P438">Modèle scalaire des ondes lumineuses :<text:s/></text:p>
      <text:list text:style-name="LFO29" text:continue-numbering="true">
        <text:list-item>
          <text:p text:style-name="P439"><text:span text:style-name="T440">Cours Clément S</text:span><text:span text:style-name="T441">ayrin</text:span></text:p>
        </text:list-item>
        <text:list-item>
          <text:p text:style-name="P442"><text:span text:style-name="T443">Physique tout en un PC-PC*, Dunot</text:span></text:p>
        </text:list-item>
        <text:list-item>
          <text:p text:style-name="P444">Eugène Hecht, Optique</text:p>
        </text:list-item>
      </text:list>
      <text:p text:style-name="P445"/>
      <text:p text:style-name="P446"/>
      <text:p text:style-name="P447">Interférométrie :</text:p>
      <text:list text:style-name="LFO29" text:continue-numbering="true">
        <text:list-item>
          <text:p text:style-name="P448"><text:span text:style-name="T449">Cours Clément Sayrin</text:span></text:p>
        </text:list-item>
        <text:list-item>
          <text:p text:style-name="P450"><text:span text:style-name="T451">Physique tout en un , PC-PC*, <text:s/>Dunot</text:span></text:p>
        </text:list-item>
        <text:list-item>
          <text:p text:style-name="P452"><text:span text:style-name="T453">Sextant (Michelson)</text:span></text:p>
        </text:list-item>
        <text:list-item>
          <text:p text:style-name="P454">Eugène Hecht, Optique</text:p>
        </text:list-item>
        <text:list-item>
          <text:p text:style-name="P455"/>
        </text:list-item>
      </text:list>
      <text:soft-page-break/>
      <text:p text:style-name="Standard"><text:span text:style-name="T456">Script python : Fentes d’Young<text:s/></text:span><text:a xlink:href="https://github.com/remimetzdorff/agregation/blob/master/Python/Programmes%20Pierre/FentesYoung.py" office:target-frame-name="_top" xlink:show="replace"><text:span text:style-name="T457">[lien]</text:span></text:a><text:span text:style-name="T458"><text:s/>et interférence élémentaire [</text:span><text:a xlink:href="https://github.com/remimetzdorff/agregation/blob/master/Python/Programmes%20Pierre/InterferenceElementaire.py" office:target-frame-name="_top" xlink:show="replace"><text:span text:style-name="T459">lien</text:span></text:a><text:span text:style-name="T460">]</text:span></text:p>
      <text:p text:style-name="P461"/>
      <text:p text:style-name="P462">Diffraction de Fraunhofer :</text:p>
      <text:list text:style-name="LFO29" text:continue-numbering="true">
        <text:list-item>
          <text:p text:style-name="P463"><text:span text:style-name="T464">Cours Clément Sayrin</text:span></text:p>
        </text:list-item>
        <text:list-item>
          <text:p text:style-name="P465"><text:span text:style-name="T466">Physique tout en un PC-PC*, Dunot</text:span></text:p>
        </text:list-item>
        <text:list-item>
          <text:p text:style-name="P467">Eugène Hecht, Optique</text:p>
        </text:list-item>
        <text:list-item>
          <text:p text:style-name="P468"/>
        </text:list-item>
      </text:list>
      <text:p text:style-name="P469"/>
      <text:p text:style-name="P470">Diffraction par des structures périodiques :</text:p>
      <text:list text:style-name="LFO29" text:continue-numbering="true">
        <text:list-item>
          <text:p text:style-name="P471"><text:span text:style-name="T472">Cours Clément Sayrin</text:span></text:p>
        </text:list-item>
        <text:list-item>
          <text:p text:style-name="P473"><text:span text:style-name="T474">Physique tout en un PC-PC*, <text:s/>Dunot</text:span></text:p>
        </text:list-item>
      </text:list>
      <text:p text:style-name="P475"/>
      <text:p text:style-name="Standard"><text:span text:style-name="T476">Script python :<text:s/></text:span><text:span text:style-name="T477">diffract</text:span><text:span text:style-name="T478">ion à N fentes[</text:span><text:a xlink:href="https://github.com/remimetzdorff/agregation/blob/master/Python/Programmes%20Pierre/DiffractionNFentes.py" office:target-frame-name="_top" xlink:show="replace"><text:span text:style-name="T479">lien</text:span></text:a><text:span text:style-name="T480">]</text:span></text:p>
      <text:p text:style-name="P481"/>
      <text:p text:style-name="P482">Thermo:</text:p>
      <text:list text:style-name="LFO33" text:continue-numbering="true">
        <text:list-item>
          <text:p text:style-name="P483"><text:span text:style-name="T484">Cours du Puzo [</text:span><text:a xlink:href="https://users.lal.in2p3.fr/puzo/thermo/cours_thermo.pdf" office:target-frame-name="_top" xlink:show="replace"><text:span text:style-name="T485">lien</text:span></text:a><text:span text:style-name="T486">]</text:span></text:p>
        </text:list-item>
        <text:list-item>
          <text:p text:style-name="P487"><text:span text:style-name="T488">Gié, thermod</text:span><text:span text:style-name="T489">ynamique , Tec &amp; Doc<text:s/></text:span><text:span text:style-name="T490"></text:span><text:span text:style-name="T491"><text:s/>joule gay-Lussac</text:span></text:p>
        </text:list-item>
        <text:list-item>
          <text:p text:style-name="P492"><text:span text:style-name="T493">DGLR (Diu) thermo : complément<text:s/></text:span></text:p>
        </text:list-item>
      </text:list>
      <text:p text:style-name="P494"/>
      <text:p text:style-name="P495">Sys thermo à l’équilibre :<text:s/></text:p>
      <text:list text:style-name="LFO34" text:continue-numbering="true">
        <text:list-item>
          <text:p text:style-name="P496">Physique tout en un PCSI, Dunod<text:s/></text:p>
        </text:list-item>
        <text:list-item>
          <text:p text:style-name="P497">Thermodynamique, Diu</text:p>
        </text:list-item>
      </text:list>
      <text:p text:style-name="P498"/>
      <text:p text:style-name="P499"/>
      <text:p text:style-name="Standard"><text:span text:style-name="T500">Energie échangée au cours d’une transformation/ Évolution et condition d'équilibre d'un<text:s/></text:span><text:span text:style-name="T501">système thermodynamique fermé.</text:span><text:span text:style-name="T502"> :<text:s/></text:span></text:p>
      <text:list text:style-name="LFO34" text:continue-numbering="true">
        <text:list-item>
          <text:p text:style-name="P503">Physique tout en un PCSI, Dunod<text:s/></text:p>
        </text:list-item>
        <text:list-item>
          <text:p text:style-name="P504">Physique statistique, Diu</text:p>
        </text:list-item>
        <text:list-item>
          <text:p text:style-name="P505">Thermodynamique, Diu</text:p>
        </text:list-item>
      </text:list>
      <text:p text:style-name="P506"/>
      <text:p text:style-name="P507">Premier et deuxième principe :<text:s/></text:p>
      <text:list text:style-name="LFO34" text:continue-numbering="true">
        <text:list-item>
          <text:p text:style-name="P508">Physique tout en un PCSI, Dunod<text:s/></text:p>
        </text:list-item>
        <text:list-item>
          <text:p text:style-name="P509">Thermodynamique, Diu</text:p>
        </text:list-item>
      </text:list>
      <text:p text:style-name="P510">Gaz parfait et gaz réels :<text:s/></text:p>
      <text:list text:style-name="LFO35" text:continue-numbering="true">
        <text:list-item>
          <text:p text:style-name="P511">Physique<text:s/>statistique , Diu</text:p>
        </text:list-item>
        <text:list-item>
          <text:p text:style-name="P512">Thermodynamique, Diu</text:p>
        </text:list-item>
        <text:list-item>
          <text:p text:style-name="P513">Physique statistique - Christophe Texier, Guillaume Roux.</text:p>
        </text:list-item>
      </text:list>
      <text:p text:style-name="Standard"><text:span text:style-name="T514">Script python : diagramme PV d’un gaz de VDW [</text:span><text:a xlink:href="https://github.com/remimetzdorff/agregation/blob/master/Python/Programmes%20Pierre/VanDerWaals.py" office:target-frame-name="_top" xlink:show="replace"><text:span text:style-name="T515">lien</text:span></text:a><text:span text:style-name="T516">]</text:span></text:p>
      <text:p text:style-name="P517"/>
      <text:p text:style-name="P518">Détendes de Joule -Gay-Lussac et Joule Thomson :<text:s/></text:p>
      <text:list text:style-name="LFO36" text:continue-numbering="true">
        <text:list-item>
          <text:p text:style-name="P519"><text:span text:style-name="T520">Cours du Puzo [</text:span><text:a xlink:href="https://users.lal.in2p3.fr/puzo/thermo/cours_thermo.pdf" office:target-frame-name="_top" xlink:show="replace"><text:span text:style-name="T521">lien</text:span></text:a><text:span text:style-name="T522">]</text:span></text:p>
        </text:list-item>
        <text:list-item>
          <text:p text:style-name="P523">via recherche internet</text:p>
        </text:list-item>
      </text:list>
      <text:p text:style-name="P524">Machine thermique :<text:s/></text:p>
      <text:list text:style-name="LFO34" text:continue-numbering="true">
        <text:list-item>
          <text:p text:style-name="P525">Physique tout en un PCSI, Dunod<text:s/></text:p>
        </text:list-item>
        <text:list-item>
          <text:p text:style-name="P526">Thermodynamique, Diu</text:p>
        </text:list-item>
      </text:list>
      <text:p text:style-name="P527"/>
      <text:p text:style-name="P528">Sys ouvert en régime stationnaire :<text:s/></text:p>
      <text:list text:style-name="LFO34" text:continue-numbering="true">
        <text:list-item>
          <text:p text:style-name="P529">Physique tout en un PC-PC*, Dunod<text:s/></text:p>
        </text:list-item>
      </text:list>
      <text:p text:style-name="P530"/>
      <text:p text:style-name="P531">Diff de part et de chaleur :<text:s/></text:p>
      <text:soft-page-break/>
      <text:list text:style-name="LFO34" text:continue-numbering="true">
        <text:list-item>
          <text:p text:style-name="P532">Physique tout en un PC-PC*, Dunod<text:s/></text:p>
        </text:list-item>
        <text:list-item>
          <text:p text:style-name="P533">Thermodynamique, Diu</text:p>
        </text:list-item>
      </text:list>
      <text:p text:style-name="P534"/>
      <text:p text:style-name="Standard"><text:span text:style-name="T535">Script python : Diffusion Particules<text:s/></text:span><text:a xlink:href="https://github.com/remimetzdorff/agregation/blob/master/Python/Programmes%20Pierre/DiffusionParticules.py" office:target-frame-name="_top" xlink:show="replace"><text:span text:style-name="Lienhypertexte">[lien]</text:span></text:a></text:p>
      <text:p text:style-name="P536"/>
      <text:p text:style-name="P537">Transition de phase :</text:p>
      <text:list text:style-name="LFO37" text:continue-numbering="true">
        <text:list-item>
          <text:p text:style-name="P538">Thermodynamique, Diu</text:p>
        </text:list-item>
      </text:list>
      <text:p text:style-name="P539"/>
      <text:p text:style-name="P540">Phys stat :</text:p>
      <text:list text:style-name="LFO35" text:continue-numbering="true">
        <text:list-item>
          <text:p text:style-name="P541">Physique statistique , Diu</text:p>
        </text:list-item>
        <text:list-item>
          <text:p text:style-name="P542">Physique statistique, Texier et Roux</text:p>
        </text:list-item>
      </text:list>
      <text:p text:style-name="P543"/>
      <text:p text:style-name="P544">Facteur<text:s/>de Boltzmann:<text:s/></text:p>
      <text:list text:style-name="LFO35" text:continue-numbering="true">
        <text:list-item>
          <text:p text:style-name="P545">Physique tout en un MP-MP*, Dunod<text:s/></text:p>
        </text:list-item>
      </text:list>
      <text:p text:style-name="P546"/>
      <text:p text:style-name="P547">Systhème isolé à l’équilibre (micro canonique) :</text:p>
      <text:list text:style-name="LFO35" text:continue-numbering="true">
        <text:list-item>
          <text:p text:style-name="P548">Physique statistique , Diu</text:p>
        </text:list-item>
        <text:list-item>
          <text:p text:style-name="P549">Physique statistique - Christophe Texier, Guillaume Roux.</text:p>
        </text:list-item>
      </text:list>
      <text:p text:style-name="P550"/>
      <text:p text:style-name="P551">Système en équilibre avec thermostat (canonique) :<text:s/></text:p>
      <text:list text:style-name="LFO35" text:continue-numbering="true">
        <text:list-item>
          <text:p text:style-name="P552">Physique statistique , Diu</text:p>
        </text:list-item>
      </text:list>
      <text:p text:style-name="P553"/>
      <text:p text:style-name="P554"/>
      <text:p text:style-name="P555">Système en équilibre avec réservoir de particule (grand canonique) :<text:s/></text:p>
      <text:list text:style-name="LFO35" text:continue-numbering="true">
        <text:list-item>
          <text:p text:style-name="P556">Physique statistique , Diu</text:p>
        </text:list-item>
        <text:list-item>
          <text:p text:style-name="P557">Physique statistique - Christophe Texier, Guillaume Roux.</text:p>
        </text:list-item>
      </text:list>
      <text:p text:style-name="P558"/>
      <text:p text:style-name="P559">Gaz parfait quantiques :<text:s/></text:p>
      <text:list text:style-name="LFO35" text:continue-numbering="true">
        <text:list-item>
          <text:p text:style-name="P560">Physique statistique , Diu</text:p>
        </text:list-item>
        <text:list-item>
          <text:p text:style-name="P561">Physique statistique - Christophe Texier, Guillaume Roux.</text:p>
        </text:list-item>
      </text:list>
      <text:p text:style-name="P562"/>
      <text:p text:style-name="P563">Rayonnement thermique (corps noir) / flux conductifs, convectifs et radiatifs. :<text:s/></text:p>
      <text:list text:style-name="LFO38" text:continue-numbering="true">
        <text:list-item>
          <text:p text:style-name="P564"><text:span text:style-name="T565">Physique tout en un PC-PC*, Dunod<text:s/></text:span></text:p>
        </text:list-item>
      </text:list>
      <text:p text:style-name="Standard"><text:span text:style-name="T566">Script python : Loi de Planck [</text:span><text:a xlink:href="https://github.com/remimetzdorff/agregation/blob/master/Python/Programmes%20Pierre/LoiDePlanck.py" office:target-frame-name="_top" xlink:show="replace"><text:span text:style-name="Lienhypertexte">lien</text:span></text:a><text:span text:style-name="T567">]</text:span></text:p>
      <text:p text:style-name="P568"/>
      <text:p text:style-name="P569"/>
      <text:p text:style-name="Standard"><text:span text:style-name="T570">Particule et noyaux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style:font-name-complex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olo</meta:initial-creator>
    <dc:creator>Eloïse Mestre</dc:creator>
    <meta:creation-date>2020-04-02T14:14:00Z</meta:creation-date>
    <dc:date>2020-05-05T07:13:00Z</dc:date>
    <meta:template xlink:href="Normal" xlink:type="simple"/>
    <meta:editing-cycles>43</meta:editing-cycles>
    <meta:editing-duration>PT100080S</meta:editing-duration>
    <meta:document-statistic meta:page-count="9" meta:paragraph-count="37" meta:word-count="2888" meta:character-count="18735" meta:row-count="132" meta:non-whitespace-character-count="15884"/>
  </office:meta>
</office:document-meta>
</file>